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854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9689in"/>
    </style:style>
    <style:style style:name="co10" style:family="table-column">
      <style:table-column-properties fo:break-before="auto" style:column-width="0.8335in"/>
    </style:style>
    <style:style style:name="co11" style:family="table-column">
      <style:table-column-properties fo:break-before="auto" style:column-width="2.3437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0.9272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198in"/>
    </style:style>
    <style:style style:name="co16" style:family="table-column">
      <style:table-column-properties fo:break-before="auto" style:column-width="1.1772in"/>
    </style:style>
    <style:style style:name="co17" style:family="table-column">
      <style:table-column-properties fo:break-before="auto" style:column-width="0.6563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3.5626in"/>
    </style:style>
    <style:style style:name="co20" style:family="table-column">
      <style:table-column-properties fo:break-before="auto" style:column-width="1.9063in"/>
    </style:style>
    <style:style style:name="co21" style:family="table-column">
      <style:table-column-properties fo:break-before="auto" style:column-width="1.7709in"/>
    </style:style>
    <style:style style:name="co22" style:family="table-column">
      <style:table-column-properties fo:break-before="auto" style:column-width="2.6772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7602in" fo:break-before="auto" style:use-optimal-row-height="false"/>
    </style:style>
    <style:style style:name="ro6" style:family="table-row">
      <style:table-row-properties style:row-height="0.75in" fo:break-before="auto" style:use-optimal-row-height="false"/>
    </style:style>
    <style:style style:name="ro7" style:family="table-row">
      <style:table-row-properties style:row-height="0.7811in" fo:break-before="auto" style:use-optimal-row-height="false"/>
    </style:style>
    <style:style style:name="ro8" style:family="table-row">
      <style:table-row-properties style:row-height="0.5835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6563in" fo:break-before="auto" style:use-optimal-row-height="false"/>
    </style:style>
    <style:style style:name="ro11" style:family="table-row">
      <style:table-row-properties style:row-height="0.8752in" fo:break-before="auto" style:use-optimal-row-height="false"/>
    </style:style>
    <style:style style:name="ro12" style:family="table-row">
      <style:table-row-properties style:row-height="0.6874in" fo:break-before="auto" style:use-optimal-row-height="false"/>
    </style:style>
    <style:style style:name="ro13" style:family="table-row">
      <style:table-row-properties style:row-height="0.7189in" fo:break-before="auto" style:use-optimal-row-height="false"/>
    </style:style>
    <style:style style:name="ro14" style:family="table-row">
      <style:table-row-properties style:row-height="0.5728in" fo:break-before="auto" style:use-optimal-row-height="false"/>
    </style:style>
    <style:style style:name="ro15" style:family="table-row">
      <style:table-row-properties style:row-height="0.5937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2.1772in" fo:break-before="auto" style:use-optimal-row-height="false"/>
    </style:style>
    <style:style style:name="ro18" style:family="table-row">
      <style:table-row-properties style:row-height="2.6772in" fo:break-before="auto" style:use-optimal-row-height="false"/>
    </style:style>
    <style:style style:name="ro19" style:family="table-row">
      <style:table-row-properties style:row-height="0.5311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5in" fo:break-before="auto" style:use-optimal-row-height="false"/>
    </style:style>
    <style:style style:name="ro22" style:family="table-row">
      <style:table-row-properties style:row-height="0.6665in" fo:break-before="auto" style:use-optimal-row-height="false"/>
    </style:style>
    <style:style style:name="ro23" style:family="table-row">
      <style:table-row-properties style:row-height="0.6146in" fo:break-before="auto" style:use-optimal-row-height="false"/>
    </style:style>
    <style:style style:name="ro24" style:family="table-row">
      <style:table-row-properties style:row-height="1.8957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5in" fo:break-before="auto" style:use-optimal-row-height="false"/>
    </style:style>
    <style:style style:name="ro27" style:family="table-row">
      <style:table-row-properties style:row-height="1.4583in" fo:break-before="auto" style:use-optimal-row-height="false"/>
    </style:style>
    <style:style style:name="ro28" style:family="table-row">
      <style:table-row-properties style:row-height="1.302in" fo:break-before="auto" style:use-optimal-row-height="false"/>
    </style:style>
    <style:style style:name="ro29" style:family="table-row">
      <style:table-row-properties style:row-height="0.5209in" fo:break-before="auto" style:use-optimal-row-height="false"/>
    </style:style>
    <style:style style:name="ro30" style:family="table-row">
      <style:table-row-properties style:row-height="0.5417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2" style:family="table-row">
      <style:table-row-properties style:row-height="2.0835in" fo:break-before="auto" style:use-optimal-row-height="false"/>
    </style:style>
    <style:style style:name="ro33" style:family="table-row">
      <style:table-row-properties style:row-height="0.4791in" fo:break-before="auto" style:use-optimal-row-height="false"/>
    </style:style>
    <style:style style:name="ro34" style:family="table-row">
      <style:table-row-properties style:row-height="0.5102in" fo:break-before="auto" style:use-optimal-row-height="false"/>
    </style:style>
    <style:style style:name="ro35" style:family="table-row">
      <style:table-row-properties style:row-height="0.6043in" fo:break-before="auto" style:use-optimal-row-height="false"/>
    </style:style>
    <style:style style:name="ro36" style:family="table-row">
      <style:table-row-properties style:row-height="1.5in" fo:break-before="auto" style:use-optimal-row-height="false"/>
    </style:style>
    <style:style style:name="ro37" style:family="table-row">
      <style:table-row-properties style:row-height="0.4866in" fo:break-before="auto" style:use-optimal-row-height="tru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9535in" fo:break-before="auto" style:use-optimal-row-height="true"/>
    </style:style>
    <style:style style:name="ro40" style:family="table-row">
      <style:table-row-properties style:row-height="1.1772in" fo:break-before="auto" style:use-optimal-row-height="false"/>
    </style:style>
    <style:style style:name="ro41" style:family="table-row">
      <style:table-row-properties style:row-height="0.1772in" fo:break-before="auto" style:use-optimal-row-height="false"/>
    </style:style>
    <style:style style:name="ro42" style:family="table-row">
      <style:table-row-properties style:row-height="1.1091in" fo:break-before="auto" style:use-optimal-row-height="true"/>
    </style:style>
    <style:style style:name="ro43" style:family="table-row">
      <style:table-row-properties style:row-height="0.9583in" fo:break-before="auto" style:use-optimal-row-height="false"/>
    </style:style>
    <style:style style:name="ro44" style:family="table-row">
      <style:table-row-properties style:row-height="0.9272in" fo:break-before="auto" style:use-optimal-row-height="false"/>
    </style:style>
    <style:style style:name="ro45" style:family="table-row">
      <style:table-row-properties style:row-height="1.0209in" fo:break-before="auto" style:use-optimal-row-height="false"/>
    </style:style>
    <style:style style:name="ro46" style:family="table-row">
      <style:table-row-properties style:row-height="0.9689in" fo:break-before="auto" style:use-optimal-row-height="false"/>
    </style:style>
    <style:style style:name="ro47" style:family="table-row">
      <style:table-row-properties style:row-height="1.1354in" fo:break-before="auto" style:use-optimal-row-height="false"/>
    </style:style>
    <style:style style:name="ro48" style:family="table-row">
      <style:table-row-properties style:row-height="0.3957in" fo:break-before="auto" style:use-optimal-row-height="false"/>
    </style:style>
    <style:style style:name="ro49" style:family="table-row">
      <style:table-row-properties style:row-height="0.8335in" fo:break-before="auto" style:use-optimal-row-height="false"/>
    </style:style>
    <style:style style:name="ro50" style:family="table-row">
      <style:table-row-properties style:row-height="0.3228in" fo:break-before="auto" style:use-optimal-row-height="false"/>
    </style:style>
    <style:style style:name="ro51" style:family="table-row">
      <style:table-row-properties style:row-height="0.2693in" fo:break-before="auto" style:use-optimal-row-height="true"/>
    </style:style>
    <style:style style:name="ro52" style:family="table-row">
      <style:table-row-properties style:row-height="0.3937in" fo:break-before="auto" style:use-optimal-row-height="true"/>
    </style:style>
    <style:style style:name="ro53" style:family="table-row">
      <style:table-row-properties style:row-height="0.302in" fo:break-before="auto" style:use-optimal-row-height="false"/>
    </style:style>
    <style:style style:name="ro54" style:family="table-row">
      <style:table-row-properties style:row-height="0.6457in" fo:break-before="auto" style:use-optimal-row-height="false"/>
    </style:style>
    <style:style style:name="ro55" style:family="table-row">
      <style:table-row-properties style:row-height="0.698in" fo:break-before="auto" style:use-optimal-row-height="false"/>
    </style:style>
    <style:style style:name="ro56" style:family="table-row">
      <style:table-row-properties style:row-height="0.6252in" fo:break-before="auto" style:use-optimal-row-height="false"/>
    </style:style>
    <style:style style:name="ro57" style:family="table-row">
      <style:table-row-properties style:row-height="1.0417in" fo:break-before="auto" style:use-optimal-row-height="false"/>
    </style:style>
    <style:style style:name="ro58" style:family="table-row">
      <style:table-row-properties style:row-height="1.0937in" fo:break-before="auto" style:use-optimal-row-height="false"/>
    </style:style>
    <style:style style:name="ro59" style:family="table-row">
      <style:table-row-properties style:row-height="0.3543in" fo:break-before="auto" style:use-optimal-row-height="false"/>
    </style:style>
    <style:style style:name="ro60" style:family="table-row">
      <style:table-row-properties style:row-height="0.2398in" fo:break-before="auto" style:use-optimal-row-height="false"/>
    </style:style>
    <style:style style:name="ro61" style:family="table-row">
      <style:table-row-properties style:row-height="0.5492in" fo:break-before="auto" style:use-optimal-row-height="true"/>
    </style:style>
    <style:style style:name="ro62" style:family="table-row">
      <style:table-row-properties style:row-height="0.7252in" fo:break-before="auto" style:use-optimal-row-height="true"/>
    </style:style>
    <style:style style:name="ro63" style:family="table-row">
      <style:table-row-properties style:row-height="1.05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Hoja1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5f_Hoja1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Normal_5f_Hoja1_20_13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Normal_5f_Hoja1_20_15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Normal_5f_Hoja1_20_16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Normal_5f_Hoja1_20_41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Normal_5f_Hoja1_20_43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Normal_5f_Hoja1_20_48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Normal_5f_Hoja1_20_51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Normal_5f_Hoja1_20_57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Normal_5f_Hoja1_20_74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Normal_5f_Hoja1_20_81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Normal_5f_Hoja1_20_85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Normal_5f_Hoja1_20_88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Normal_5f_Hoja1" style:data-style-name="N100">
      <style:table-cell-properties fo:border-bottom="none" fo:background-color="#ffffff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Normal_5f_Hoja1" style:data-style-name="N100">
      <style:table-cell-properties fo:border-bottom="0.06pt solid #000000" fo:background-color="#ffffff" style:text-align-source="fix" style:repeat-content="false" fo:wrap-option="wrap" fo:border-left="none" fo:border-right="none" fo:border-top="none" style:vertical-align="top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Normal_5f_Hoja1" style:data-style-name="N100">
      <style:table-cell-properties fo:border-bottom="0.06pt solid #c0c0c0" fo:background-color="#ffffff" style:text-align-source="fix" style:repeat-content="false" fo:wrap-option="wrap" fo:border-left="none" fo:border-right="none" fo:border-top="0.06pt solid #c0c0c0" style:vertical-align="top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Normal_5f_Hoja1_20_10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Normal_5f_Hoja1_20_10" style:data-style-name="N100">
      <style:table-cell-properties fo:border-bottom="0.06pt solid #c0c0c0" fo:background-color="#ffffff" style:text-align-source="fix" style:repeat-content="false" fo:wrap-option="wrap" fo:border-left="none" fo:border-right="none" fo:border-top="none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Normal_5f_Hoja1" style:data-style-name="N100">
      <style:table-cell-properties fo:background-color="#ffffff"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Normal_5f_Hoja1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 style:vertical-align="top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/>
    </style:style>
    <style:style style:name="ce34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Normal_5f_Hoja1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font-size="8pt" style:font-size-asian="8pt" style:font-size-complex="8pt"/>
    </style:style>
    <style:style style:name="ce37" style:family="table-cell" style:parent-style-name="Normal_5f_Hoja1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Normal_5f_Hoja1_20_10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Normal_5f_Hoja1_20_10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size="8pt" style:font-size-asian="8pt" style:font-size-complex="8pt"/>
    </style:style>
    <style:style style:name="ce40" style:family="table-cell" style:parent-style-name="Normal_5f_Hoja1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3" style:family="table-cell" style:parent-style-name="Normal_5f_Hoja1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5" style:family="table-cell" style:parent-style-name="Normal_5f_Hoja1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0000ff" fo:font-size="8pt" style:font-size-asian="8pt" style:font-size-complex="8pt"/>
    </style:style>
    <style:style style:name="ce46" style:family="table-cell" style:parent-style-name="Default" style:data-style-name="N0">
      <style:table-cell-properties fo:border="0.06pt solid #000000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justify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 style:vertical-align="top"/>
    </style:style>
    <style:style style:name="ce55" style:family="table-cell" style:parent-style-name="Default" style:data-style-name="N0">
      <style:table-cell-properties fo:background-color="transparent" fo:border="0.06pt solid #000000"/>
    </style:style>
    <style:style style:name="ce56" style:family="table-cell" style:parent-style-name="Normal_5f_Hoja1_20_10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Normal_5f_Hoja1_20_10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Normal_5f_Hoja1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Normal_5f_Hoja1_20_10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center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Chapter3" table:style-name="ta1">
        <table:table-column table:style-name="co1" table:default-cell-style-name="ce24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5" table:number-columns-repeated="245" table:default-cell-style-name="ce26"/>
        <table:table-column table:style-name="co10" table:number-columns-repeated="765" table:default-cell-style-name="ce26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work separation according to chapter</text:p>
          </table:table-cell>
          <table:table-cell table:style-name="ce25" office:value-type="string">
            <text:p>testable with openETCS testmodel</text:p>
          </table:table-cell>
          <table:table-cell table:style-name="ce27" office:value-type="string">
            <text:p>on-board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27" office:value-type="string">
            <text:p>trackside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35" table:number-columns-repeated="1010"/>
          <table:table-cell table:number-columns-repeated="2"/>
        </table:table-row>
        <table:table-row table:style-name="ro2">
          <table:table-cell table:style-name="ce2" office:value-type="string">
            <text:p>3.1</text:p>
          </table:table-cell>
          <table:table-cell/>
          <table:table-cell table:style-name="ce28"/>
          <table:table-cell table:style-name="ce25"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3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3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3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3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1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1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1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4.2.2.2 Figure 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4" office:value-type="string">
            <text:p>3.4.2.3.1 Figure 1a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5" office:value-type="string">
            <text:p>3.4.2.3.2.2 Figure 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3.3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4 Figure2a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6" office:value-type="string">
            <text:p>3.4.2.3.3.6.1 Figure 2b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7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3.3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3.3.8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2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3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3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3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3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3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1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1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1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1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2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2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2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2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4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4.2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5">
          <table:table-cell table:style-name="ce2" office:value-type="string">
            <text:p>3.4.4.4.2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4.2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6">
          <table:table-cell table:style-name="ce2" office:value-type="string">
            <text:p>3.4.4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4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4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4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4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4.4.4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4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4.6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5">
          <table:table-cell table:style-name="ce2" office:value-type="string">
            <text:p>3.4.4.4.6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4.4.4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7">
          <table:table-cell table:style-name="ce2" office:value-type="string">
            <text:p>3.5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4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4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4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4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4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5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5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5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5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5.3</text:p>
          </table:table-cell>
          <table:table-cell/>
          <table:table-cell table:style-name="ce28"/>
          <table:table-cell table:number-columns-repeated="4"/>
          <table:table-cell table:style-name="ce32"/>
          <table:table-cell table:number-columns-repeated="1016"/>
        </table:table-row>
        <table:table-row table:style-name="ro2">
          <table:table-cell table:style-name="ce2" office:value-type="string">
            <text:p>3.5.3.5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5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5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6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6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6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7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a)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a)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a)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a)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a)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a)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a)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a) h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7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7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8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8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9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9.1 figure 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0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0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0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0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0 figure 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1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3.1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7" office:value-type="string">
            <text:p>3.5.3.16 table header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16 row 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16 row 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3.16 row 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4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4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4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4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4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4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5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5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5.1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8">
          <table:table-cell table:style-name="ce2" office:value-type="string">
            <text:p>3.5.5.1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1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2 figure 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5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5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6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6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6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6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.5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.5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6.5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6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6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7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7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7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5 table 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7" office:value-type="string">
            <text:p>3.5.7.5 Condition Id - Table header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7" office:value-type="string">
            <text:p>3.5.7.5 Condition Id [1]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7" office:value-type="string">
            <text:p>3.5.7.5 Condition Id [2]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7" office:value-type="string">
            <text:p>3.5.7.5 Condition Id [3]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7" office:value-type="string">
            <text:p>3.5.7.5 Condition Id [4]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7" office:value-type="string">
            <text:p>3.5.7.5 Condition Id [5]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7" office:value-type="string">
            <text:p>3.5.7.5 Condition Id [6]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7" office:value-type="string">
            <text:p>3.5.7.5 Condition Id [7]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6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5.7.6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0">
          <table:table-cell table:style-name="ce2" office:value-type="string">
            <text:p>3.5.7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5.7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1">
          <table:table-cell table:style-name="ce2" office:value-type="string">
            <text:p>3.6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1">
          <table:table-cell table:style-name="ce8" office:value-type="string">
            <text:p>3.6.1.2 Figure 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1">
          <table:table-cell table:style-name="ce8" office:value-type="string">
            <text:p>3.6.1.2 Figure 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3 c)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3 c)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3 c)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3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2">
          <table:table-cell table:style-name="ce2" office:value-type="string">
            <text:p>3.6.1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1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1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1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2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2.2 a)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2.2 a)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2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2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2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2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2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9" office:value-type="string">
            <text:p>3.6.2.2.3 Figure 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3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3.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7" office:value-type="string">
            <text:p>3.6.2.3.1.1 a) Figure 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3.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7" office:value-type="string">
            <text:p>3.6.2.3.1.1 b) Figure 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3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3.1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3.1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3.1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2.4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2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3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3.1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1.4.1 figure 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3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9" office:value-type="string">
            <text:p>3.6.3.2.1 Figure 1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3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2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3.2.2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3.2.4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4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3.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5.1 figure 1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6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6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3.2.6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8">
          <table:table-cell table:style-name="ce2" office:value-type="string">
            <text:p>3.6.4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10" office:value-type="string">
            <text:p>3.6.4.3.1 figure 13a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10" office:value-type="string">
            <text:p>3.6.4.3.1 figure 13b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4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11" office:value-type="string">
            <text:p>3.6.4.4.1 Figure 13c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4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7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7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7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4.7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2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2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2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1.2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1.2 h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1.2 i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12" office:value-type="string">
            <text:p>3.6.5.1.2 Figure 1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4 h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1.4 i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1.4 j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1.4 k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1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5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5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5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5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5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1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5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3 a)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3 a)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3 a)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3 a)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5.2.5 figure 1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4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6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6.6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9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9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9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9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9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10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10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10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10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6.6.10 figure 1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1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 c)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 c)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 c)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 c)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 c)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 c)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 c)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1.1 c) h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1.1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4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4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2.4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2.4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2.4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2.4 h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h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i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j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k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l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m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 n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2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7.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7.3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1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1.1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1.1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1 f)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1 f)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1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1.5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1.5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1.5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1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2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2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2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2.7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7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7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8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8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8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8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2.8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3" office:value-type="string">
            <text:p>3.8.3.3 Figure 1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7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10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10.1 figure 1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3.10.1 figure 1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3.11 figure 2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1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1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1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1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2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2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2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2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3">
          <table:table-cell table:style-name="ce2" office:value-type="string">
            <text:p>3.8.4.2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2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2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3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3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3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4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5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5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5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6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6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6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6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6.5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4.6.5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4.6.5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2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3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14" office:value-type="string">
            <text:p>3.8.5.3.2 Figure 21a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14" office:value-type="string">
            <text:p>3.8.5.3.2 Figure 21b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3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3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3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5" office:value-type="string">
            <text:p>3.8.5.3.3 Figure 22a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5" office:value-type="string">
            <text:p>3.8.5.3.3 Figure 22b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5" office:value-type="string">
            <text:p>3.8.5.3.3 Figure 22c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4">
          <table:table-cell table:style-name="ce2" office:value-type="string">
            <text:p>3.8.5.3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5">
          <table:table-cell table:style-name="ce2" office:value-type="string">
            <text:p>3.8.5.3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6" office:value-type="string">
            <text:p>3.8.5.3.4 Figure 23a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6" office:value-type="string">
            <text:p>3.8.5.3.4 Figure 23b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5.3.5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2 c) Figure 2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3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4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4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5.3.5.4 d) Figure 2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6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6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8.6.1 b)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6">
          <table:table-cell table:style-name="ce2" office:value-type="string">
            <text:p>3.8.6.1 b)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6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8.6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1.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1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2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9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9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9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9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2.9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2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2.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2.1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5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5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5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5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5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6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6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6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8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8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8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0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0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1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1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2.2 Figure 25a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9.3.1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9.3.1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0.1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0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1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0.1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0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7">
          <table:table-cell table:style-name="ce2" office:value-type="string">
            <text:p>3.10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2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2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2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0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0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2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2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2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2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2 h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2 i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2 j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2 k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3 Figure 2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2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3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1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1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6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3.2.6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3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3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3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4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4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4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2</text:p>
          </table:table-cell>
          <table:table-cell/>
          <table:table-cell table:style-name="ce29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5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8">
          <table:table-cell table:style-name="ce2" office:value-type="string">
            <text:p>3.11.5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5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5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1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1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5.1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1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1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5.1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6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6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6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6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6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6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6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7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19">
          <table:table-cell table:style-name="ce2" office:value-type="string">
            <text:p>3.11.7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7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7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1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8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9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0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0">
          <table:table-cell table:style-name="ce2" office:value-type="string">
            <text:p>3.11.1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2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4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4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4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4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6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6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1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1">
          <table:table-cell table:style-name="ce2" office:value-type="string">
            <text:p>3.11.1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2">
          <table:table-cell table:style-name="ce2" office:value-type="string">
            <text:p>3.11.1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2.4 Figure 2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3">
          <table:table-cell table:style-name="ce2" office:value-type="string">
            <text:p>3.11.12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4">
          <table:table-cell table:style-name="ce2" office:value-type="string">
            <text:p>3.11.1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1.12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1.2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2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2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2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1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1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1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f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g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h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i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j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k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l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m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n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 o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1.5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5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1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1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2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2.9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2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1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9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1.9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1.9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1.9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1.9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1.9 e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1.10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1.1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2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3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5">
          <table:table-cell table:style-name="ce2" office:value-type="string">
            <text:p>3.12.3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4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4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4.2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 c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 d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.2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3.2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4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4.7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6">
          <table:table-cell table:style-name="ce2" office:value-type="string">
            <text:p>3.12.3.4.7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4.8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5.1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5.1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3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3.5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4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4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4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4.3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4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4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4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5.1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5.2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5.3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5.4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5.5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 table:style-name="ce2" office:value-type="string">
            <text:p>3.12.5.6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5.6 a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5.6 b)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2" office:value-type="string">
            <text:p>3.12.5.7</text:p>
          </table:table-cell>
          <table:table-cell/>
          <table:table-cell table:style-name="ce28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1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1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1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3 Figure 2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h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i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j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1 k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2.1 Figure 2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3 Figure 3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3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3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9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9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1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2 Figure 3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3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3.2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4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4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4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3" office:value-type="string">
            <text:p>3.13.2.2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1 column 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1 column 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1 column 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1 column 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2 column 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2 column 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2 column 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2 column 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3 column 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3 column 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4 column 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4 column 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1 Table 3 - row 4 column 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1 column 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1 column 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1 column 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2 column 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2 column 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2 column 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2 column 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3 column 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3 column 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4 column 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4 column 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3.13.2.2.6.2 Table 4 - row 4 column 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7">
          <table:table-cell table:style-name="ce3" office:value-type="string">
            <text:p>3.13.2.2.6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6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6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6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7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8">
          <table:table-cell table:style-name="ce3" office:value-type="string">
            <text:p>3.13.2.2.9.1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3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3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3 Figure 3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9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0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2.1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.1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.1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1.1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6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6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7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7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7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2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2 Figure 3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1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2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2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2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2.2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2.2 Figure 3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2.3.7.1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2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2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2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2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3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3" office:value-type="string">
            <text:p>3.13.3.4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4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3.4.4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.1 Figure 3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1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2 a)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2 a)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2 b)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4.3.2 b)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5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5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5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h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i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2 j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5 Figure 3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6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6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8.1 Figure 3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8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1.9 Figure 3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2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2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2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2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1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1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1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2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2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3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2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2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2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6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19">
          <table:table-cell table:style-name="ce3" office:value-type="string">
            <text:p>3.13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9">
          <table:table-cell table:style-name="ce3" office:value-type="string">
            <text:p>3.13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7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7.2 Figure 3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0">
          <table:table-cell table:style-name="ce3" office:value-type="string">
            <text:p>3.13.7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7" office:value-type="string">
            <text:p>3.13.8.3</text:p>
          </table:table-cell>
          <table:table-cell/>
          <table:table-cell table:style-name="ce31"/>
          <table:table-cell table:number-columns-repeated="4"/>
          <table:table-cell table:style-name="ce31"/>
          <table:table-cell table:number-columns-repeated="1016"/>
        </table:table-row>
        <table:table-row table:style-name="ro4">
          <table:table-cell table:style-name="ce3" office:value-type="string">
            <text:p>3.13.8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8" office:value-type="string">
            <text:p>3.13.8.3.1 Figure 40</text:p>
          </table:table-cell>
          <table:table-cell/>
          <table:table-cell table:style-name="ce28"/>
          <table:table-cell table:number-columns-repeated="4"/>
          <table:table-cell table:style-name="ce28"/>
          <table:table-cell table:number-columns-repeated="1016"/>
        </table:table-row>
        <table:table-row table:style-name="ro4">
          <table:table-cell table:style-name="ce3" office:value-type="string">
            <text:p>3.13.8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3.3 Figure 4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4.1 Figure 4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5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8.5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1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1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1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2 Figure 4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3 Figure 4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2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1.2 Figure 4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1.3 Figure 4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1">
          <table:table-cell table:style-name="ce3" office:value-type="string">
            <text:p>3.13.9.3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3" office:value-type="string">
            <text:p>3.13.9.3.2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">
          <table:table-cell table:style-name="ce3" office:value-type="string">
            <text:p>3.13.9.3.2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2.1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7 Figure 4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8 Figure 4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3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7 Figure 4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9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9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10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1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1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5.1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6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3.6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5">
          <table:table-cell table:style-name="ce3" office:value-type="string">
            <text:p>3.13.9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2">
          <table:table-cell table:style-name="ce3" office:value-type="string">
            <text:p>3.13.9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3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6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6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7 figure 5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8 Figure 5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8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8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8.2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8.2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4.9 Figure 5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6 Figure 5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1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9.5.1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2 Figure 5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1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9">
          <table:table-cell table:style-name="ce3" office:value-type="string">
            <text:p>3.13.10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3">
          <table:table-cell table:style-name="ce3" office:value-type="string">
            <text:p>3.13.10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4">
          <table:table-cell table:style-name="ce3" office:value-type="string">
            <text:p>3.13.10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29">
          <table:table-cell table:style-name="ce3" office:value-type="string">
            <text:p>3.13.10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3 table 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3 table 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4 table 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3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9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9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0 table 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0 Figure 5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0 table 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0 Figure 5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2 table 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2 table 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5 table 1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4.1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4 table 1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4 table 1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5 table 1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5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6.1 table 1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6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6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6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3.10.6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7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1">
          <table:table-cell table:style-name="ce3" office:value-type="string">
            <text:p>3.14.1.7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7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7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1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4.4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1 b)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1 b)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1 b)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1 b)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1 b)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h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i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j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k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l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m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n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o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1 p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9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9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2.9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3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4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5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5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2 Figure 5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2.1 Figure 5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3.1 Figure 5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4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5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6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6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6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6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6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7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7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8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8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8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8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5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5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5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9.5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0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0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0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5.10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1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1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1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1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1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1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1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1 a)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1 a)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1 a)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1 a)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1 a)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8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4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.1 a)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.1 a)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.1 a)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.1 a)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.1 a)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1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.2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.2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2.7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1.1 a)</text:p>
          </table:table-cell>
          <table:table-cell/>
          <table:table-cell table:style-name="ce30"/>
          <table:table-cell table:number-columns-repeated="4"/>
          <table:table-cell table:style-name="ce33"/>
          <table:table-cell table:number-columns-repeated="1016"/>
        </table:table-row>
        <table:table-row table:style-name="ro4">
          <table:table-cell table:style-name="ce3" office:value-type="string">
            <text:p>3.16.3.1.1 b)</text:p>
          </table:table-cell>
          <table:table-cell/>
          <table:table-cell table:style-name="ce30"/>
          <table:table-cell table:number-columns-repeated="4"/>
          <table:table-cell table:style-name="ce33"/>
          <table:table-cell table:number-columns-repeated="1016"/>
        </table:table-row>
        <table:table-row table:style-name="ro4">
          <table:table-cell table:style-name="ce3" office:value-type="string">
            <text:p>3.16.3.1.1 c)</text:p>
          </table:table-cell>
          <table:table-cell/>
          <table:table-cell table:style-name="ce30"/>
          <table:table-cell table:number-columns-repeated="4"/>
          <table:table-cell table:style-name="ce33"/>
          <table:table-cell table:number-columns-repeated="1016"/>
        </table:table-row>
        <table:table-row table:style-name="ro4">
          <table:table-cell table:style-name="ce3" office:value-type="string">
            <text:p>3.16.3.1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1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1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3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3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19" office:value-type="string">
            <text:p>3.16.3.3.4 figure 6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20" office:value-type="string">
            <text:p>3.16.3.4.1.3 figure 6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21" office:value-type="string">
            <text:p>3.16.3.4.1.3 figure 6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4">
          <table:table-cell table:style-name="ce3" office:value-type="string">
            <text:p>3.16.3.4.5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5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4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5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3.5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6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8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8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8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8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8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2.9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5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5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5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5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5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6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6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6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7.3.1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5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5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9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9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2.1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h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i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j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 k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h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 i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7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7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3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1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2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2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2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3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3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3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3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4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5">
          <table:table-cell table:style-name="ce3" office:value-type="string">
            <text:p>3.18.4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5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5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6">
          <table:table-cell table:style-name="ce3" office:value-type="string">
            <text:p>3.18.4.6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.2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.3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4.6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5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8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1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3.20.1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PPENDIX TO CHAPTER 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1 List of Fixed Value data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 - Fixed Value Data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The number of times to try to establish a safe radio connec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Repetition of radio messages (i.e. excluding the first sendin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2" office:value-type="string">
            <text:p>A.3.1 - Waiting time before radio message repeti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1">
          <table:table-cell table:style-name="ce3" office:value-type="string">
            <text:p>A.3.1 - Speed difference between Permitted speed and Emergency Brake Intervention supervision limits, minimum valu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1">
          <table:table-cell table:style-name="ce3" office:value-type="string">
            <text:p>A.3.1 - Speed difference between Permitted speed and Emergency Brake Intervention supervision limits, maximum valu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Value of MRSP where dV_ebi starts to increase to dV_ebi_max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Value of MRSP where dV_ebi stops to increase to dV_ebi_max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1">
          <table:table-cell table:style-name="ce3" office:value-type="string">
            <text:p>A.3.1 - Speed difference between Permitted speed and Service Brake Intervention supervision limits, minimum valu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1">
          <table:table-cell table:style-name="ce3" office:value-type="string">
            <text:p>A.3.1 - Speed difference between Permitted speed and Service Brake Intervention supervision limits, maximum valu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Value of MRSP where dV_sbi starts to increase to dV_sbi_max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Value of MRSP where dV_sbi stops to increase to dV_sbi_max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Speed difference between Permitted speed and Warning supervision limits, minimum valu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Speed difference between Permitted speed and Warning supervision limits, maximum valu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Value of MRSP where dV_warning starts to increase to dV_warning_max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Value of MRSP where dV_warning stops to increase to dV_warning_max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Time between Warning supervision limit and FLOI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Driver reaction time between Permitted speed supervision limit and FLOI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Time between the pre-indication location and the indication supervision limit valid for MRSP speed.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Maximum possible rotating mass as a percentage of the total weight of the trai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Minimum possible rotating mass as a percentage of the total weight of the trai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9">
          <table:table-cell table:style-name="ce3" office:value-type="string">
            <text:p>A.3.1 -Compensation of the speed measurement inaccuracy used for the calculation of speed restriction to ensure given permitted braking distanc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MA request repetition cycle, default valu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Mode transitions: Driver acknowledgement tim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Maximum time to maintain a communication session in case of failed re-connection attempt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1 - Distance of metal immunity in Levels 0/NTC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1 - Driver reaction time before sounding the hor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9">
          <table:table-cell table:style-name="ce3" office:value-type="string">
            <text:p>A.3.1 - Time between minimum safe rear end of the train leaving a track condition area and on-board deleting the applicable indica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Distance to keep on-board information in rear of the min safe rear end of the trai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1 - Additional delay time to disconnection on supervision of safe radio connec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1 - "Connection status" timer for safe radio connection indica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3.2 List of National / Default data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National / Default Data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Modification of adhesion factor by driver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Shunting mode speed limi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Staff Responsible mode speed limi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On Sight mode speed limi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Limited Supervision mode speed limi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Unfitted mode speed limi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2 - Release Spee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1">
          <table:table-cell table:style-name="ce3" office:value-type="string">
            <text:p>A.3.2 - Distance to be used in Roll Away protection, Reverse movement protection and Standstill supervis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Permission to use service brake in target speed monitoring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Permission to release emergency brak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Permission to use guidance curve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Permission to use the service brake feedback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2 - Permission to inhibit the compensation of the speed measurement inaccuracy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Speed limit for triggering the override func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2 - Override speed limit to be supervised when the "override" function is activ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2 - Distance for train trip suppression when override function is triggere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2 - Max. time for train trip suppression when override function is triggere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3" office:value-type="string">
            <text:p>A.3.2 - Change of driver ID permitted while running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2 - System reaction if radio channel monitoring time limit expires (T-Contact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Maximum time since creation in the RBC of last received telegram.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Distance to be allowed for reversing in Post Trip mode.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Max permitted distance to run in Staff Responsible mod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0">
          <table:table-cell table:style-name="ce3" office:value-type="string">
            <text:p>A.3.2 - Default location accuracy of a balise group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Weighting factor for available wheel\rail adhes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Confidence level for emergency brake safe deceleration on dry rail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Train length step used for the integrated correction factor Kr_in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Train length dependent integrated correction factor Kr_in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Speed step used for the integrated correction factor Kv_in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Speed dependent integrated correction factor Kv_in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Integrated correction factor for brake build up tim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2 - Maximum deceleration value under reduced adhesion conditions (1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2 - Maximum deceleration value under reduced adhesion conditions (2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3" office:value-type="string">
            <text:p>A.3.2 - Maximum deceleration value under reduced adhesion conditions (3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Lower deceleration limit to determine the set of Kv_int to be use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2 - Upper deceleration limit to determine the set of Kv_int to be use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2 footnot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3 Intentionally delete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3" office:value-type="string">
            <text:p>A.3.4 Handling of Accepted and Stored Information in specific Situation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 Introduc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h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i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j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k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l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m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2 n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Data Stored on-boar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National Value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Not yet applicable National Value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23" office:value-type="string">
            <text:p>A.3.4.1.3 table - Linking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Movement Authority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Gradient Profil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International SSP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Axle load speed profil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STM max spee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STM system speed/distanc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Level Transition Order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Stop Shunting on desk opening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List of balises for SH area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MA Request Parameter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Position Report parameter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8">
          <table:table-cell table:style-name="ce23" office:value-type="string">
            <text:p>A.3.4.1.3 table - List of Balises in SR Authority + SR mode speed limit and distanc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Temporary Speed Restriction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Inhibition of revocable TSRs from balises in L2/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Default Gradient for TSR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Signalling related Speed Restric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Route Suitability Data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Plain Text Information (location base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Plain Text Information (not location base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Fixed Text Information (location base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Fixed Text Information (not location base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Geographical Posi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Mode Profil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RBC Transition Order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Radio Infill Data Informa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EOLM informa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Track Conditions excluding big metal masse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Track condition big metal masse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Unconditional Emergency Stop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Conditional Emergency Stop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Train Posi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23" office:value-type="string">
            <text:p>A.3.4.1.3 table - Train Data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Adhesion factor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ERTMS/ETCS level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Table of priority of trackside supported level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23" office:value-type="string">
            <text:p>A.3.4.1.3 table - Driver I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Radio Network ID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RBC ID/Phone Number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Train Running Number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Reversing Area Informa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Reversing Supervision Informa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Track Ahead Free request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Level Crossing informa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Permitted Braking Distance Informat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RBC/RIU System Vers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Operated System Version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7">
          <table:table-cell table:style-name="ce23" office:value-type="string">
            <text:p>A.3.4.1.3 table - Language used to display information to the driver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9">
          <table:table-cell table:style-name="ce23" office:value-type="string">
            <text:p>A.3.4.1.3 table - Virtual Balise Covers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1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2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3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4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5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6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7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8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9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10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11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12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13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3 table - [14]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h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i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j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k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l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m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n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o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p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q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r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s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t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u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v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w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1">
          <table:table-cell table:style-name="ce3" office:value-type="string">
            <text:p>A.3.4.1.4.2 x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y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4.1.4.2 z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a)</text:p>
          </table:table-cell>
          <table:table-cell/>
          <table:table-cell table:style-name="ce30"/>
          <table:table-cell table:number-columns-repeated="4"/>
          <table:table-cell table:style-name="ce34"/>
          <table:table-cell table:number-columns-repeated="1016"/>
        </table:table-row>
        <table:table-row table:style-name="ro4">
          <table:table-cell table:style-name="ce3" office:value-type="string">
            <text:p>A.3.5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e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f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g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h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i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1 j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5.2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1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 c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 d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.1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.1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6.2.1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7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7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7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7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7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7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7.6 table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8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8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8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8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8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8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9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9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9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9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9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9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9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9.7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.1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.2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.2 a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.2 b)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.3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.4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.5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4">
          <table:table-cell table:style-name="ce3" office:value-type="string">
            <text:p>A.3.10.6</text:p>
          </table:table-cell>
          <table:table-cell/>
          <table:table-cell table:style-name="ce30"/>
          <table:table-cell table:number-columns-repeated="4"/>
          <table:table-cell table:style-name="ce30"/>
          <table:table-cell table:number-columns-repeated="1016"/>
        </table:table-row>
        <table:table-row table:style-name="ro3" table:number-rows-repeated="10462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4" table:style-name="ta1">
        <table:table-column table:style-name="co11" table:default-cell-style-name="ce41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2" table:default-cell-style-name="ce26"/>
        <table:table-column table:style-name="co15" table:default-cell-style-name="ce26"/>
        <table:table-column table:style-name="co16" table:default-cell-style-name="ce26"/>
        <table:table-column table:style-name="co7" table:default-cell-style-name="ce26"/>
        <table:table-column table:style-name="co5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5" table:number-columns-repeated="245" table:default-cell-style-name="ce26"/>
        <table:table-column table:style-name="co10" table:number-columns-repeated="765" table:default-cell-style-name="ce26"/>
        <table:table-column table:style-name="co10" table:number-columns-repeated="2" table:default-cell-style-name="Default"/>
        <table:table-row table:style-name="ro37">
          <table:table-cell table:style-name="ce36" office:value-type="string">
            <text:p>work separation according to chapter</text:p>
          </table:table-cell>
          <table:table-cell table:style-name="ce25" office:value-type="string">
            <text:p>testable with openETCS testmodel</text:p>
          </table:table-cell>
          <table:table-cell table:style-name="ce27" office:value-type="string">
            <text:p>on-board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27" office:value-type="string">
            <text:p>trackside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47" table:number-columns-repeated="1010"/>
          <table:table-cell table:number-columns-repeated="2"/>
        </table:table-row>
        <table:table-row table:style-name="ro4">
          <table:table-cell table:style-name="ce37" office:value-type="string">
            <text:p>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d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f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g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h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i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j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k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l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m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n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o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p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3.2.1 q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.1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.1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.1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3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1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4.3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5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10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10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25">
          <table:table-cell table:style-name="ce37" office:value-type="string">
            <text:p>4.4.6.1.10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1.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6.3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7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1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1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1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1 d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5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5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7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7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8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8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9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1.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3.2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8.3.2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.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9.3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1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1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1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0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2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2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2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 d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 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.1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.1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3.1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1">
          <table:table-cell table:style-name="ce37" office:value-type="string">
            <text:p>4.4.11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5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4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4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6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1.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1.3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7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1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2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.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3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5 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1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4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1.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5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4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4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4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7.5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3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3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1.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8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3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19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1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1.1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4.20.3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ONBOARD-FUNCTION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Data Consistency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Check linking consistency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Check Balise Group Message Consistency if linking consistency is check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2">
          <table:table-cell table:style-name="ce37" office:value-type="string">
            <text:p>4.5.2.1 table - Check Balise Group Message Consistency if no linking consistency is checked (because no linking information is available and/or because the function "check linking consistency is not activ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Check Unlinked Balise Group Message Consistency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Check correctness of radio messag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Check radio seque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Check safe radio connection (only level 2/3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Determine Train Speed and Position: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Determine train position referenced to LRB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Determine train speed, train acceleration, train standstil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Determ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Report train position when train reaches standstil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3">
          <table:table-cell table:style-name="ce37" office:value-type="string">
            <text:p>4.5.2.1 table - Report train position when mode changes to…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4">
          <table:table-cell table:style-name="ce38" office:value-type="string">
            <text:p>4.5.2.1 table - Report train position when mode changes to… note 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5">
          <table:table-cell table:style-name="ce38" office:value-type="string">
            <text:p>4.5.2.1 table - Report train position when mode changes to… note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Report train position when train integrity confirmed by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Report train position when loss of train integrity is detect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Report train position when train front/rear passes a RBC/RBC b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5.2.1 table - Report train position when train rear passes a level transition border (from level 2/3 to 0, NTC, 1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Report train position when change of level due to trackside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Report train position when change of level due to driver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Report train position when establishing a session with RBC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Report train position as requested by RBC…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… or Report train position at every balise group passag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Manage M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">
          <table:table-cell table:style-name="ce37" office:value-type="string">
            <text:p>4.5.2.1 table - Request MA Cyclically respect to approach of target indication point (T_MAR) or MA timer elapsing (T_TIMEOUTRQST) (only level 2/3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Request MA Cyclically when “Start” is selected (only level 2/3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5.2.1 table - Request MA on reception of "track ahead free up to the level 2/3 transition location" (only level 0,1,NT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Request MA on track description dele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Determine EOA/LOA, SvL, Danger Point, etc…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Handle Co-operative MA revoc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Unconditional Emergency Sto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Conditional Emergency Sto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Determine Most Restrictive Speed Profile, based on :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SS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AS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Signalling related speed restriction when evaluated as a speed limi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ode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Train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STM system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L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Speed restriction to ensure a given permitted braking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Override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Supervise Train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9">
          <table:table-cell table:style-name="ce37" office:value-type="string">
            <text:p>4.5.2.1 table - Speed and Distance Monitoring based on MRSP, MA, release speed, gradient, mode profile, non protected LX start location, and route unsuitability loc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Speed and Distance Monitoring based on MRS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5.2.1 table - Speed and Distance Monitoring based on MRSP, allowed distance to run in Staff Resp.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Ceiling Speed Monitoring only (no braking curve) based on MRS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Ceiling Speed Monitoring only (no braking curve) based on MRSP note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Supervise Train Movement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Backwards Distance Monitor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Roll Away Prote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Reverse Movement Prote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Standstill Supervi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Supervise “danger for shunting” information and list of expected balises for shunt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5.2.1 table - Supervise “Stop if in SR” information and list of expected balises for Staff Responsib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Supervise signalling related speed restriction when evaluated as a trip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Command Emergency Brak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Determine Mode and Leve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Determine ERTMS/ETCS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Determine ERTMS/ETCS leve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Other function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System Version Managemen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Communication Ses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5.2.1 table - Delete Revoked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Override (Trip inhibition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Override (Trip inhibition) note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">
          <table:table-cell table:style-name="ce37" office:value-type="string">
            <text:p>4.5.2.1 table - Manage Track Conditions excluding Sound Horn, Non Stopping areas, Tunnel Stopping areas and Big Metal Mass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5.2.1 table - Manage Track Conditions Sound Horn, Non Stopping areas, Tunnel Stopping area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6">
          <table:table-cell table:style-name="ce37" office:value-type="string">
            <text:p>4.5.2.1 table - Manage Track Condition Big Metal Mass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Route Suitability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Text Display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RBC/RBC Hando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Provide Fixed Values, and Default/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change of Train Data from external sourc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Provide Date and Tim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7">
          <table:table-cell table:style-name="ce37" office:value-type="string">
            <text:p>4.5.2.1 table - Provide Juridical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Inhibition of revocable TSRs from balises(only level 2/3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Cold Movement Dete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5.2.1 table - Continue Shunting on desk closure (Enabling transition to Passive Shunting mo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5.2.1 table - Manage "Stop Shunting on desk opening"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Manag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5.2.1 table - Advance display of route related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1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 column 1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2 column 1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3 column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3 column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4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5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5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5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5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5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5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5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5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6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6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6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6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6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6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6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6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7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7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7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7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7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7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7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7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8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8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8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8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8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8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8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8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9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9 column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9 column 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0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0 column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0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0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0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0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0 column 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1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1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1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1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1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1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1 column 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1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2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3 column 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3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1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4 column 1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5 column 1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6 column 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6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6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6 column 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6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6 column 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6 column 1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6 column 1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7 column 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7 column 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7 column 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2 row 17 column 1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5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7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9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0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5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7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19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0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5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7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29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0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5] tab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7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39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0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5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7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49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50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5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5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5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5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5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37" office:value-type="string">
            <text:p>4.6.3 Condition Id [5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59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0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5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7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69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70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7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7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7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Condition Id [7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- {1}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- {2}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- {3}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- {4}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- {5}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- {6}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- {7}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6.3 - {8}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2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2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2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2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2 table - Inpu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Train Data (refer to 3.18.3.2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Selection of languag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Driver i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Train running numb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ERTMS/ETCS leve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Track Adhesion facto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Input information RBC contact information - Radio network-i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RBC contact information - RBC-i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Input information RBC contact information - RBC phone numb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Train integrity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Star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Overrid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Shunting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Input information "Continue Shunting on desk closure"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“Exit of Shunting”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Non Leading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level tran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Input information Ackn of Limited Supervision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On Sight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Shunting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Staff Resp.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Unfitted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Reversing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SN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of Train Tri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for Roll Away Prote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Input information Ackn for Reverse Movement Prote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Ackn for Standstill Supervi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Input information Ackn for Post Trip distance exceed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Input information Ackn of Train Data change from source different from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Input information Ackn for reversing distance exceed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Track Ahead Fre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SR 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Virtual Balise Co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Input information Isol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7.2 table - Outpu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ERTMS/ETCS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Current ERTMS/ETCS leve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rain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Permitted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FLOI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arget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arget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Release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Output information Speed and distance monitoring supervision statu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rip reas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rain Data (refer to 3.18.3.2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Driver i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rain running numb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Output information RBC contact information - Radio network-i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RBC contact information - RBC-i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Output information RBC contact information - RBC phone numb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Brake indic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Reversing allow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">
          <table:table-cell table:style-name="ce37" office:value-type="string">
            <text:p>4.7.2 table - Output information Track condition excluding sound horn, non stopping areas, tunnel stopping areas and big metal masses - Power contro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">
          <table:table-cell table:style-name="ce37" office:value-type="string">
            <text:p>4.7.2 table - Output information Track condition excluding sound horn, non stopping areas, tunnel stopping areas and big metal masses - Pantograph contro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">
          <table:table-cell table:style-name="ce37" office:value-type="string">
            <text:p>4.7.2 table - Output information Track condition excluding sound horn, non stopping areas, tunnel stopping areas and big metal masses - Air tightness contro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9">
          <table:table-cell table:style-name="ce37" office:value-type="string">
            <text:p>4.7.2 table - Output information Track condition excluding sound horn, non stopping areas, tunnel stopping areas and big metal masses - Radio hole, supervision of safe radio connection stopp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">
          <table:table-cell table:style-name="ce37" office:value-type="string">
            <text:p>4.7.2 table - Output information Track condition excluding sound horn, non stopping areas, tunnel stopping areas and big metal masses - Brakes contro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7.2 table - Output information Track conditions sound horn, non stopping areas, tunnel stopping area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Override statu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LX status "not protected"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Shunting refused by RBC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Output information Shunting request not answered by RBC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Accepted Emergency Stop(s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Entry in FS/O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Level transition announcemen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Adhesion factor "slippery rail"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SR mode propos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OS/LS/SH mode propos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SN mode propos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UN mode propos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RV mode propos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rackside malfun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7.2 table - Output information Notification of Train Data change from source different from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Radio Network registration fail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Safe radio connection indic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Local tim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Gradien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MRS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7.2 table - Output information Indication location at MRSP speed (see 3.13.10.4.11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First target at zero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Brake reas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Trackside not compatib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Train is reject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7.2 table - Output information Route unsuitability(ies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1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1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1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4.8 figure 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.1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.1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.1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.1 d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2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9">
          <table:table-cell table:style-name="ce37" office:value-type="string">
            <text:p>4.8.3.1.1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0">
          <table:table-cell table:style-name="ce37" office:value-type="string">
            <text:p>4.8.3.1.1 Movement Authority + (optional) Mode Profile + (optional)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Reposition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Gradient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International SS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Conditional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Session Managemen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Radio Network registr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3.1.1 SR Authorisation + (optional) List of Balises in SR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Stop if in SR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SR distance information from loo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Temporary Speed Restriction Revoc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Adhesion Facto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Danger for SH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Session Management with neighbouring RIU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Assignment of Co-ordinate system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Infill Location Refere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Track Conditions excluding big metal mass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Track Condition big metal mass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3.1.1 Location Identity (NID_C + NID_BG transmitted in the balise telegram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Recognition of exit from TRIP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Acknowledgement of Train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8.3.1.1 Co-operative Shortening of MA + (optional) Mode Profile + (optional)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Unconditional Emergency Sto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Conditional Emergency Sto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3.1.1 Revocation of Emergency Stop (Conditional or Unconditional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SH refus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3.1.1 SH authorised + (optional)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Trackside constituent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System Vers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Train Running numb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Initiation of ses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Acknowledgement of session termin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Train Reject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Train Accept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SoM Position Report Confirmed by RBC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Reversing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Reversing Supervision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Default Balise/Loop/RIU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Track Ahead Free up to level 2/3 transition loc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1.1 Virtual Balise Cover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3.1.1 Data to be used by applications outside ERTMS/ETC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5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9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10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1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1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1.1 Exception [1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3.2 Table - Information from National System X through STM interfa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2 Table -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3.2 Table -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2 exception [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2 exception [7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3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8.4.2 Movement Authority + (optional) Mode Profile + (optional)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Reposition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Gradient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International SS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4.2 Level Transition Order and Conditional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Session Managemen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Radio Network registr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4.2 SR Authorisation+ (optional) list of Balises in SR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Stop if in SR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SR distance information from loo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Temporary Speed Restriction Revoc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Adhesion Facto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Danger for SH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Session Management with neighbouring RIU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Assignment of Co-ordinate system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Infill Location Refere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8.4.2 Track Conditions excluding sound horn, non stopping areas, tunnel stopping areas and big metal mass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4.2 Track conditions sound horn, non stopping areas, tunnel stopping area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Track condition big metal mass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Location Identity (NID_C + NID_BG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Recognition of exit from TRIP mod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Acknowledgement of Train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8.4.2 Co-operative Shortening of MA + (optional) Mode Profile + (optional)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Unconditional Emergency Sto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Conditional Emergency Sto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4.2 Revocation of Emergency Stop (Conditional or Unconditional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SH refus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SH authorised + (optional)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Trackside constituent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System Vers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Train Running numb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Initiation of ses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Acknowledgement of session termin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Train Reject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Train Accept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SoM Position Report Confirmed by RBC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Reversing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Reversing Supervision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Default Balise/Loop/RIU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Track Ahead Free up to level 2/3 transition loc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8.4.2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Virtual Balise Cover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8.4.2 Data to be used by applications outside ERTMS/ETC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[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[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[3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[4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[5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[6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[7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4.2 [8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2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4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4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4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5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6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6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6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6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7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7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8.5.8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9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9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9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9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9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9.1.3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9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d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<text:s/>- Data Stored on-boar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NP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SB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PS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SH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FS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LS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R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OS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SL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NL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UN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TR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PT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4.10.1.3 column SF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IS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N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RV lin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Not yet applicable National Valu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B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PS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H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FS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LS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R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OS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L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L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UN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TR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PT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F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IS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N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RV line Link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Movement Authority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B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3"/>
          <table:table-cell table:style-name="ce46" table:number-columns-repeated="1011"/>
          <table:table-cell table:number-columns-repeated="2"/>
        </table:table-row>
        <table:table-row table:style-name="ro3">
          <table:table-cell table:style-name="ce40" office:value-type="string">
            <text:p>4.10.1.3 column PS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H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FS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LS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R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L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NL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TR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T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F line Movement Authority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IS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N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Movement Authority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37" office:value-type="string">
            <text:p>4.10.1.3 line Gradient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B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S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H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FS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LS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R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OS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L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NL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UN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TR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T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F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IS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N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Gradient Profile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37" office:value-type="string">
            <text:p>4.10.1.3 line International SSP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B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S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H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FS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LS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R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OS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L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NL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UN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TR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T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F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IS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N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International SSP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Axle load speed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B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PS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H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FS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LS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R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OS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L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L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UN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TR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PT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F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IS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N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RV line STM max spe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STM system speed/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Level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Stop Shunting on desk opening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List of balises for SH are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MA Reques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Position Report paramet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10.1.3 line List of Balises in SR Authority + SR 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2">
          <table:table-cell table:style-name="ce40" office:value-type="string">
            <text:p>4.10.1.3 column NP line List of Balises in SR Authority + SR 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SB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PS line List of balises in SR Authority + SR <text:s/>speed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SH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FS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LS line List of Balises in SR Authority + SR 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SR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OS line List of Balises in SR Authority + SR 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SL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NL line List of Balises in SR Authority + SR 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UN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TR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PT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SF line List of Balises in SR Authority + SR 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IS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SN line List of Balises in SR Authority + SR 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14">
          <table:table-cell table:style-name="ce40" office:value-type="string">
            <text:p>4.10.1.3 column RV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Temporary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2">
          <table:table-cell table:style-name="ce40" office:value-type="string">
            <text:p>4.10.1.3 column RV line List of Balises in SR Authority + SR <text:s/>mode speed limit and distanc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10.1.3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Inhibition of revocable TSRs from balises in L2/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Default Gradient for TS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Signalling <text:s/>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Signalling <text:s/>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Signalling related Speed Restric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Route Suitability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Adhesion Factor (from tracksid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Adhesion Factor (from drive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Plain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Fixed Text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Geographical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B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PS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H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FS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LS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R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OS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L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L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UN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TR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PT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F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IS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SN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RV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RBC Transition Ord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RV line Mode Profi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Radio Infill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7" office:value-type="string">
            <text:p>4.10.1.3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NP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SB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PS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SH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FS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LS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SR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OS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SL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NL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UN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TR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PT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SF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IS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SN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4">
          <table:table-cell table:style-name="ce39" office:value-type="string">
            <text:p>4.10.1.3 column RV line EOLM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7" office:value-type="string">
            <text:p>4.10.1.3 line Track Conditions excluding sound horn, non stopping areas, tunnel stopping areas and big metal mass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2">
          <table:table-cell table:style-name="ce40" office:value-type="string">
            <text:p>4.10.1.3 column NP <text:s/>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B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PS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H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FS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LS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R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OS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L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NL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UN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TR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PT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F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IS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N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RV line Track Conditions excluding sound horn, non stopping areas, tunnel stopping areas and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7">
          <table:table-cell table:style-name="ce37" office:value-type="string">
            <text:p>4.10.1.3 line Track conditions sound horn, non stopping areas, tunnel stopping area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2">
          <table:table-cell table:style-name="ce40" office:value-type="string">
            <text:p>4.10.1.3 column NP <text:s/>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B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PS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H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FS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LS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R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OS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L line Track conditions <text:s/>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NL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UN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TR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PT line Track Conditions <text:s/>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F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IS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SN line Track conditions sound horn, non stopping areas, tunnel stopping area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2">
          <table:table-cell table:style-name="ce40" office:value-type="string">
            <text:p>4.10.1.3 column RV line Track conditions sound horn, non stopping areas, tunnel stopping area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Track condition big metal masse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B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S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H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FS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LS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R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L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NL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TR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T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F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IS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N line Track condition big metal masse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RV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Unconditional Emergency Stop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B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S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H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FS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LS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R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L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NL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TR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T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F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IS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N line Un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RV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Conditional Emergency Stop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B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S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H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FS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LS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R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L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NL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TR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T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F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IS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N line Conditional Emergency Stop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37" office:value-type="string">
            <text:p>4.10.1.3 line Train Posi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B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S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H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FS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LS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R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OS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L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NL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UN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TR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T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F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IS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N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Train Posi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37" office:value-type="string">
            <text:p>4.10.1.3 line Train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B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S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H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FS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LS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R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OS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L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NL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UN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TR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T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F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IS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N line Train Data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Train Data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ERTMS/ETCS level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B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S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H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FS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LS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3">
          <table:table-cell table:style-name="ce40" office:value-type="string">
            <text:p>4.10.1.3 column SR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OS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L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NL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UN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TR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T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F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IS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N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ERTMS/ETCS level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Table of priority of trackside supported level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4">
          <table:table-cell table:style-name="ce40" office:value-type="string">
            <text:p>4.10.1.3 column SB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S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H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FS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LS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R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L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NL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TR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T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F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IS line Table of priority of trackside supported level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RV line Table of priority of trackside supported levels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37" office:value-type="string">
            <text:p>4.10.1.3 <text:s/>line Driver I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B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S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H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FS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LS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R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OS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L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NL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UN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TR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T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F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IS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N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Driver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37" office:value-type="string">
            <text:p>4.10.1.3 <text:s/>line Radio Network I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NP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B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S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H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FS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LS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R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OS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L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NL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UN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TR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PT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F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IS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SN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3">
          <table:table-cell table:style-name="ce40" office:value-type="string">
            <text:p>4.10.1.3 column RV line Radio Network ID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RBC ID/Phone Numb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B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S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H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FS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LS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R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L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NL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TR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T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F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IS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N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RV line RBC ID/Phone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Train Running Numb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B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S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H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FS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LS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R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L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NL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TR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T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F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IS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N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RV line Train Running Number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Reversing Area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B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S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H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FS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R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LS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N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NL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TR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T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F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IS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N line Reversing Supervision Information <text:s/>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RV line Reversing Area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Reversing Supervision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B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S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H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FS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LS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R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OS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L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NL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UN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TR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PT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F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IS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SN line Reversing Supervision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Reversing Supervision Information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Track Ahead Free Request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Track Ahead Free Request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51">
          <table:table-cell table:style-name="ce40" office:value-type="string">
            <text:p>4.10.1.3 column RV line Track Ahead Free Request</text:p>
          </table:table-cell>
          <table:table-cell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9">
          <table:table-cell table:style-name="ce37" office:value-type="string">
            <text:p>4.10.1.3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Permitted Braking Distance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Level Crossing informat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RBC/RIU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0.1.3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IS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Operated System Version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P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B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S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H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FS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LS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R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OS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L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NL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UN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TR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PT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F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0" office:value-type="string">
            <text:p>4.10.1.3 column IS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SN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40" office:value-type="string">
            <text:p>4.10.1.3 column RV line Virtual Balise Covers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5">
          <table:table-cell table:style-name="ce37" office:value-type="string">
            <text:p>4.10.1.3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NP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SB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PS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SH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FS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LS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SR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OS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SL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NL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UN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TR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PT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SF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IS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8">
          <table:table-cell table:style-name="ce40" office:value-type="string">
            <text:p>4.10.1.3 column SN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56">
          <table:table-cell table:style-name="ce40" office:value-type="string">
            <text:p>4.10.1.3 column RV line Language used to display information to the driver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- exception [1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3 - exception [2]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a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b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c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d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e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f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g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h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i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j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k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l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m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n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o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p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q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r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s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t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u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v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w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x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y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0.1.4.2 z)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1.1.1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4.11.1.1 table - No Cold movement occurred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4.11.1.1 table - Cold movement detected or Cold movement information not available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1.1.2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4.11.1.3</text:p>
          </table:table-cell>
          <table:table-cell/>
          <table:table-cell table:style-name="ce42"/>
          <table:table-cell table:number-columns-repeated="4"/>
          <table:table-cell table:style-name="ce44"/>
          <table:table-cell table:number-columns-repeated="1016"/>
        </table:table-row>
        <table:table-row table:style-name="ro3" table:number-rows-repeated="10466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5" table:style-name="ta1">
        <table:table-column table:style-name="co19" table:default-cell-style-name="ce54"/>
        <table:table-column table:style-name="co12" table:default-cell-style-name="ce26"/>
        <table:table-column table:style-name="co13" table:default-cell-style-name="ce26"/>
        <table:table-column table:style-name="co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7" table:default-cell-style-name="ce26"/>
        <table:table-column table:style-name="co5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5" table:number-columns-repeated="245" table:default-cell-style-name="ce26"/>
        <table:table-column table:style-name="co10" table:number-columns-repeated="765" table:default-cell-style-name="ce26"/>
        <table:table-column table:style-name="co10" table:number-columns-repeated="2" table:default-cell-style-name="Default"/>
        <table:table-row table:style-name="ro37">
          <table:table-cell table:style-name="ce1" office:value-type="string">
            <text:p>work separation according to chapter</text:p>
          </table:table-cell>
          <table:table-cell table:style-name="ce25" office:value-type="string">
            <text:p>testable with openETCS testmodel</text:p>
          </table:table-cell>
          <table:table-cell table:style-name="ce27" office:value-type="string">
            <text:p>on-board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27" office:value-type="string">
            <text:p>trackside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35" table:number-columns-repeated="1010"/>
          <table:table-cell table:number-columns-repeated="2"/>
        </table:table-row>
        <table:table-row table:style-name="ro3">
          <table:table-cell table:style-name="ce48" office:value-type="string">
            <text:p>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1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3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1.1</text:p>
          </table:table-cell>
          <table:table-cell/>
          <table:table-cell table:style-name="ce55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4.1.1 a)</text:p>
          </table:table-cell>
          <table:table-cell/>
          <table:table-cell table:style-name="ce55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4.1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1.1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1.1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2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2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2.1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3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3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3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3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7">
          <table:table-cell table:style-name="ce48" office:value-type="string">
            <text:p>5.4.3.2 S3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2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0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0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0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0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0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0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0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0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S2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3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2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3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3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2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D2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2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2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3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 A4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2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9" office:value-type="string">
            <text:p>5.4.3.3 - transition condition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3">
          <table:table-cell table:style-name="ce50" office:value-type="string">
            <text:p>5.4.3.3 - Following S1: driver has entered driver I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8">
          <table:table-cell table:style-name="ce51" office:value-type="string">
            <text:p>5.4.3.3 - Following S1: driver has re-validated/re-entered driver I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1: driver has entered train running numb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1: driver has re-validated/re-entered train running numb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D2: stored position is "invalid" or "unknown"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D2: stored level is "invalid" or "unknown"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1">
          <table:table-cell table:style-name="ce51" office:value-type="string">
            <text:p>5.4.3.3 - Following S2: driver has entered leve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2: driver has re-validated/re-entered leve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S3: driver has re-entered a radio network I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3: driver has entered RBC ID/phone numb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3: driver has re-validated/re-entered RBC ID/phone numb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D31: session has been successfully open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D31: session has been successfully open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1">
          <table:table-cell table:style-name="ce51" office:value-type="string">
            <text:p>5.4.3.3 - A35: RBC reports to on-board: position vali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1">
          <table:table-cell table:style-name="ce51" office:value-type="string">
            <text:p>5.4.3.3 - A24: On-board deletes stored positio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A39: on-board terminates session, deletes stored positio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E10, E12, <text:s/>E30, E31, E32, on-board deletes stored positio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5.4.5.3 a), f), g), on-board deletes stored positio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12: train data have been enter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12: driver has (re-) validated trai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13: driver has entered train running numb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13: driver has re-validated/re-entered train running numb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9">
          <table:table-cell table:style-name="ce51" office:value-type="string">
            <text:p>5.4.3.3 - Following S10 or S20: driver chooses to re-enter the leve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4.1 Figure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f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g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h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h)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h)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h)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h)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h)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5.3 i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4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1">
          <table:table-cell table:style-name="ce48" office:value-type="string">
            <text:p>5.4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2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3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3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3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1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4.1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5.4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2" office:value-type="string">
            <text:p>5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6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6.1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6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6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6.2.2 E01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D02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D03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A03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A04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S05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A05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D04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A10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D08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A09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S10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A11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2.2 A22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6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6.3.1 Figure 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6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6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6.4.1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4.1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4.1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6.4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1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2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3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3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7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3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3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3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3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3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3.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3.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7.5 figure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2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2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2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2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2 f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1.7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1.7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1.7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1.7 d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1.7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1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2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2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2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2.1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2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3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1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1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3.1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1.3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3.1.3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3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3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3.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3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3.9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d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e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f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g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h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 i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1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8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8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1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1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2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2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2.5 Figure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2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2.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3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3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2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3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6 figure 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3.8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5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5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1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6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2.3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2.3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6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9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9.7 figure 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1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4.1 Figure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6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1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7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8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1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4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4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4.1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4.1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8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2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2.10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.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.2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2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3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3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3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5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5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6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6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6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7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7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7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7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7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8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8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8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9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9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9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9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9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0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0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0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0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0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0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0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4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4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4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3.15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5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5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5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5.2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3.15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1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20">
          <table:table-cell table:style-name="ce48" office:value-type="string">
            <text:p>5.10.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16">
          <table:table-cell table:style-name="ce48" office:value-type="string">
            <text:p>5.10.4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0 column L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4.4 row L0 column L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4.4 row L0 column L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4.4 row L0 column L 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4.4 row L1 column L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0.4.4 row L1 column L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1 column L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1 column L NTC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2 column L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2 column L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2 column L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2 column L NTC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3 column L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3 column L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3 column L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3 column L NTC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 NTC column L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 NTC column L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 NTC column L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 NTC column L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0.4.4 row L NTC column L NTC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5.11.1 Introdu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2.2 S01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A02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D02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A03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A03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05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06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D8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A10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D08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A14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D09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A14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A15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D11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A1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2.2 S12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D13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3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4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40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40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40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5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50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50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50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6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2.2 S17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3.1 Figure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1.4.1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1.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2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2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2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3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1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3.3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3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3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3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4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3.5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3.5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2.4.2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4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2.4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3.1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3.1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3.1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3.1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3.1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3.1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3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3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4.3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1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.1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.1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.1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.1 f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1.1 g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3.1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3.1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3.1 Figure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4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2.2.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1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1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1.1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1.1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1.1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1.1 f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2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2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3.2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5.4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6.1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1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1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1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1.4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1.4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1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1.5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1.5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6.2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2.1 Figure 1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6.3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3.2 Figure 1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6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2.2 S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0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0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3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3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3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5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5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7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7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A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S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S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A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S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4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4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9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9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D9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S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S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A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S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2.2 A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7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7.3.1 figure 1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f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g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h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1 i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2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2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2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2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3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3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2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5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5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5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5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5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5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2.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2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2.6.1 figure 1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2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2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2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3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3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3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4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4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4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4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3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5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3.4.1 figure 1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2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4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4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4.6 figure 1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5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5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5.3 figure 1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6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2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2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2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6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3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3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4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4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4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4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6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6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6.5.1 figure 1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7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7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3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3.1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3.1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8.7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4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4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8.7.5 figure 18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18.8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18.8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18.8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.3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.3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.5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.5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8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18.8.6 Figure 19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18.9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18.9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9.2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9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9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53" office:value-type="string">
            <text:p>5.18.9.4 Figure 2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4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4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5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5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6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53" office:value-type="string">
            <text:p>5.18.10.6.1 figure 2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1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2.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2.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2.5 Figure 2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2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2.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3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3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3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.2 a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.2 b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.2 c)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3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3.5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.6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.6 Figure 23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.7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3.8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4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4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5.1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5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6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6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6.2.2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>
          <table:table-cell table:style-name="ce48" office:value-type="string">
            <text:p>5.19.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6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6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5.19.7 figure 24</text:p>
          </table:table-cell>
          <table:table-cell/>
          <table:table-cell table:style-name="ce44"/>
          <table:table-cell table:number-columns-repeated="4"/>
          <table:table-cell table:style-name="ce55"/>
          <table:table-cell table:number-columns-repeated="1016"/>
        </table:table-row>
        <table:table-row table:style-name="ro3" table:number-rows-repeated="10476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6" table:style-name="ta1">
        <table:table-column table:style-name="co20" table:default-cell-style-name="ce24"/>
        <table:table-column table:style-name="co12" table:default-cell-style-name="ce26"/>
        <table:table-column table:style-name="co13" table:default-cell-style-name="ce26"/>
        <table:table-column table:style-name="co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7" table:default-cell-style-name="ce26"/>
        <table:table-column table:style-name="co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5" table:number-columns-repeated="245" table:default-cell-style-name="ce26"/>
        <table:table-column table:style-name="co10" table:number-columns-repeated="765" table:default-cell-style-name="ce26"/>
        <table:table-column table:style-name="co10" table:number-columns-repeated="2" table:default-cell-style-name="Default"/>
        <table:table-row table:style-name="ro37">
          <table:table-cell table:style-name="ce1" office:value-type="string">
            <text:p>work separation according to chapter</text:p>
          </table:table-cell>
          <table:table-cell table:style-name="ce25" office:value-type="string">
            <text:p>testable with openETCS testmodel</text:p>
          </table:table-cell>
          <table:table-cell table:style-name="ce27" office:value-type="string">
            <text:p>on-board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27" office:value-type="string">
            <text:p>trackside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35" table:number-columns-repeated="1010"/>
          <table:table-cell table:number-columns-repeated="2"/>
        </table:table-row>
        <table:table-row table:style-name="ro60">
          <table:table-cell table:style-name="ce48" office:value-type="string">
            <text:p>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4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4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1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2.1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 {1}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1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2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3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3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3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3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3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3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5.3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6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7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7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7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7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1.7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2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5.2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1.1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1.1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1.1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2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1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2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3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Table - row 4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a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b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2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3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4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5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6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7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8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9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0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1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2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3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4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5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6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7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8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2.3 [19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1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2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Table - row 2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3.2 [1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1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2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2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2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Table - row 2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1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2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3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3a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3b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3c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3d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3e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4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48" office:value-type="string">
            <text:p>6.6.3.4.5 [5]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 table:number-rows-repeated="10483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7" table:style-name="ta1">
        <table:table-column table:style-name="co21" table:default-cell-style-name="ce54"/>
        <table:table-column table:style-name="co12" table:default-cell-style-name="ce26"/>
        <table:table-column table:style-name="co13" table:default-cell-style-name="ce26"/>
        <table:table-column table:style-name="co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7" table:default-cell-style-name="ce26"/>
        <table:table-column table:style-name="co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5" table:number-columns-repeated="245" table:default-cell-style-name="ce26"/>
        <table:table-column table:style-name="co10" table:number-columns-repeated="765" table:default-cell-style-name="ce26"/>
        <table:table-column table:style-name="co10" table:number-columns-repeated="2" table:default-cell-style-name="Default"/>
        <table:table-row table:style-name="ro37">
          <table:table-cell table:style-name="ce1" office:value-type="string">
            <text:p>work separation according to chapter</text:p>
          </table:table-cell>
          <table:table-cell table:style-name="ce25" office:value-type="string">
            <text:p>testable with openETCS testmodel</text:p>
          </table:table-cell>
          <table:table-cell table:style-name="ce27" office:value-type="string">
            <text:p>on-board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27" office:value-type="string">
            <text:p>trackside</text:p>
          </table:table-cell>
          <table:table-cell table:style-name="ce25" office:value-type="string">
            <text:p>self- </text:p>
            <text:p>assigned to Parnter</text:p>
          </table:table-cell>
          <table:table-cell table:style-name="ce25" office:value-type="string">
            <text:p>formalization language</text:p>
          </table:table-cell>
          <table:table-cell table:style-name="ce25" office:value-type="string">
            <text:p>transferred to SysML</text:p>
          </table:table-cell>
          <table:table-cell table:style-name="ce25" office:value-type="string">
            <text:p>assessed by partner</text:p>
          </table:table-cell>
          <table:table-cell table:style-name="ce35" table:number-columns-repeated="1010"/>
          <table:table-cell table:number-columns-repeated="2"/>
        </table:table-row>
        <table:table-row table:style-name="ro4">
          <table:table-cell table:style-name="ce38" office:value-type="string">
            <text:p>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2.1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2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3.3.10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Virtual Balise Cover mark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System Version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1 National Valu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1 Linkin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Virtual Balise Cover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Level 1 Movement Author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1 Staff Responsible distance information from lo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Level 2/3 Movement Author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Repositioning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1 Gradient Profi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International Static Speed Profi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1 Track Condition Change of traction syste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1 Track Condition Change of allowed current consum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Level Transition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Session Managem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1 Data used by applications outside the ERTMS/ETCS syste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Radio Network registr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Conditional Level Transition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List of balises for SH are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Axle load Speed Profi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Permitted Braking Distance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1 Movement Authority Request Parameter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Position Report Parameter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List of Balises in SR Author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1 Inhibition of revocable TSRs from balises in L2/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Temporary Speed Restri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Temporary Speed Restriction Revoc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Track Condition Big Metal Mass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1 Track Condi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Track Condition Station Platform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Route Suitability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1 Adhesion Facto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Packet for sending plain text messag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Packet for sending fixed text messag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Geographical Position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1 Mode profi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Level crossing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1 Track Ahead Free up to level 2/3 transition loc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 RBC transition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Danger for Shunting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Radio infill area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1 EOLM 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Stop Shunting on desk openin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Infill location referenc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Stop if in Staff Responsib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Reversing area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Reversing supervision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Train running number from RB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1 Default Gradient for Temporary Speed Restri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8" office:value-type="string">
            <text:p>7.4.1.1 Session Management with neighbouring Radio Infill U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56" office:value-type="string">
            <text:p>7.4.1.1 Inhibition of balise group message consistency re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1 Default balise, loop or RIU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2 Position Repor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2 Position Report based on two balise group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2 Onboard telephone number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2 Error Reportin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2 Train running numb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2 Level 2/3 transition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1.2 Validated trai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1.2 Data used by applications outside the ERTMS/ETCS syste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1.3 End of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0 Packet Number 0: Virtual Balise Cover mark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23">
          <table:table-cell table:style-name="ce38" office:value-type="string">
            <text:p>7.4.2.1 Packet Number 2: System Version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2.1.1 Packet Number 3: National Valu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<text:s/>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<text:s/>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D_VALIDNV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ID_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ID_C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V_NVSHU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V_NVST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V_NVONSIGH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V_NVLIMSUPERV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V_NVUNF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V_NVRE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D_NVROL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SBTSMPE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EMRRL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GUIPE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SBFBPE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INHSMICPE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V_NVALLOWOV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V_NVSUPOV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D_NVOV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T_NVOV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D_NVPO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M_NVCONTAC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T_NVCONTAC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M_NVDERU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D_NVST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DRIVER_ADH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A_NVMAXREDADH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A_NVMAXREDADH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A_NVMAXREDADH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LOCAC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M_NVAVADH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M_NVEBC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Q_NVK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KVINTS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A_NVP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A_NVP2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V_NVKV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M_NVKV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M_NVKV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V_NVKVINT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M_NVKVINT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M_NVKVINT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Q_NVKVINTSET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A_NVP12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A_NVP23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V_NVKVINT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M_NVKVINT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M_NVKVINT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_ITER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V_NVKVINT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M_NVKVINT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M_NVKVINT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L_NVKR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M_NVKR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L_NVKR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L_NVKRINT(l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.1 packet 3 M_NVKRINT(l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.1 packet 3 M_NVKT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2.2 Packet Number 5: Linkin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D_LINK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 Packet 5 Q_NEWCOUNTR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NID_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NID_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 Packet 5 Q_LINKORIENT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 Packet 5 Q_LINKRE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Q_LOCAC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D_LINK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 Packet 5 Q_NEWCOUNTRY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NID_C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NID_BG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 Packet 5 Q_LINKORIENTATION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 Packet 5 Q_LINKREACTION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 Packet 5 Q_LOCACC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2.1 Packet Number 6: Virtual Balise Cover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3 Packet Number 12: Level 1 Movement Author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V_M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V_LO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T_LO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L_SECTION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Q_SECTIONTIMER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T_SECTIONTIMER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2">
          <table:table-cell table:style-name="ce39" office:value-type="string">
            <text:p>7.4.2.3 packet 12 D_SECTIONTIMERSTOPLOC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L_ENDSE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Q_SECTION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T_SECTION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D_SECTIONTIMERSTOP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Q_END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T_END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D_ENDTIMERSTART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Q_DANGERPO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D_D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V_RELEASED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Q_OVERLA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D_START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T_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 packet 12 D_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 packet 12 V_RELEASE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8" office:value-type="string">
            <text:p>7.4.2.3.1 Packet Number 13: Staff Responsible distance information from lo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4 Packet Number 15: Level 2/3 Movement Author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V_LO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T_LO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L_SECTION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Q_SECTIONTIMER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T_SECTIONTIMER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2">
          <table:table-cell table:style-name="ce39" office:value-type="string">
            <text:p>7.4.2.4 Packet <text:s/>15 D_SECTIONTIMERSTOPLOC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L_ENDSE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Q_SECTION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T_SECTION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D_SECTIONTIMERSTOP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Q_END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T_END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D_ENDTIMERSTART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Q_DANGERPO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D_D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V_RELEASED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Q_OVERLA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D_START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T_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4 Packet <text:s/>15 D_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4 Packet <text:s/>15 V_RELEASE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5 Packet Number 16: Repositioning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5 Packet <text:s/>16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5 Packet <text:s/>16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5 Packet <text:s/>16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2.6 Packet Number 21: Gradient Profi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6 Packet <text:s/>21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6 Packet <text:s/>21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6 Packet <text:s/>21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7 Packet Number 27: International Static Speed Profi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D_STATI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V_STATI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Q_FRO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Q_DIFF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NC_CDIFF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NC_DIFF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V_DIFF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D_STATIC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V_STATIC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Q_FRONT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N_ITER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Q_DIFF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7 packet 27 NC_CDDIFF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NC_DIFF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7 packet 27 V_DIFF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8 Packet Number 39: Track Condition Change of traction syste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8 Packet 39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8 Packet 39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8 Packet 39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8 Packet 39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8 Packet 39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8 Packet 39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8 Packet 39 D_TR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8 Packet 39 M_VOLT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8 Packet 39 NID_CTR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8" office:value-type="string">
            <text:p>7.4.2.8.1 Packet Number 40: Track Condition Change of allowed current consum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2.9 Packet Number 41: Level Transition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D_LEVELT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M_LEVELT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L_ACKLEVELT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M_LEVELTR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NID_NTC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9 Packet Number 41 L_ACKLEVELTR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2.10 Packet Number 42: Session managem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0 Packet Number 42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0 Packet Number 42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0 Packet Number 42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8" office:value-type="string">
            <text:p>7.4.2.11 Packet Number 44: Data used by applications outside the ERTMS/ETCS syste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1 packet 44: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1 packet 44: tra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1 packet 44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1 packet 44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1 packet 44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1 packet 44 NID_XUS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1 packet 44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 packet 44 Other data, depending on NID_XUS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11.1 Packet Number 45: Radio Network registr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1 Packet Number 45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1 Packet Number 45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1 Packet Number 45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11.2 Packet Number 46: Conditional Level Transition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M_LEVELT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M_LEVELTR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1.2 Packet Number 46 NID_NTC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12 Packet Number 49: List of Balises for SH are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N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Q_NEWCOUNTRY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NID_C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2 Packet Number 49 NID_BG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13 Packet Number 51: axle load speed profi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: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: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Q_TRACKI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D_TRACKI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D_AXLELOA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L_AXLELOA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Q_FRO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M_AXLELOADCAT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V_AXLELOAD(n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D_AXLELOAD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L_AXLELOAD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Q_FRONT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13 packet 51 N_ITER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M_AXLELOADCAT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3 packet 51 V_AXLELOAD(k,m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13.1 Packet Number 52: Permitted Braking Distance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14 Packet Number 57: MA request Parameter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4 Packet Number 57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4 Packet Number 57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4 Packet Number 57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15 Packet Number 58: Position report parameter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5 Packet Number 58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5 Packet Number 58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5 Packet Number 58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16 Packet Number 63: List of Balises in SR Author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Q_NEWCOUNTRY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NID_C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6 Packet Number 63 NID_BG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9">
          <table:table-cell table:style-name="ce57" office:value-type="string">
            <text:p>7.4.2.16.1 Packet Number 64: Inhibition of revocable TSRs from balises in L2/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1">
          <table:table-cell table:style-name="ce57" office:value-type="string">
            <text:p>7.4.2.17 Packet Number 65: Temporary Speed Restri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7 Packet Number 65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7 Packet Number 65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7 Packet Number 65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2">
          <table:table-cell table:style-name="ce57" office:value-type="string">
            <text:p>7.4.2.18 Packet Number 66: Temporary Speed Restriction Revoc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8 Packet Number 66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8 Packet Number 66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8 Packet Number 66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2">
          <table:table-cell table:style-name="ce57" office:value-type="string">
            <text:p>7.4.2.19 Packet Number 67: Track Conditions Big Metal Mass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9 Packet Number 67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9 Packet Number 67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19 Packet Number 67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1">
          <table:table-cell table:style-name="ce57" office:value-type="string">
            <text:p>7.4.2.20 Packet Number 68: Track Condi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0 packet 68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: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0 packet 68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0 packet 68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0 packet 68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Q_TRACKI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D_TRACKI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D_TRACKCON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L_TRACKCON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M_TRACKCON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0 packet 68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D_TRACKCOND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L_TRACKCOND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0 packet 68 M_TRACKCOND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2">
          <table:table-cell table:style-name="ce57" office:value-type="string">
            <text:p>7..4.2.20.1 Packet Number 69: track conditions station platform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1">
          <table:table-cell table:style-name="ce57" office:value-type="string">
            <text:p>7.4.2.21 Packet Number 70: route suitability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packet 70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1 packet 70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1 packet 70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1 packet 70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1 packet 70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Q_TRACKI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D_TRACKI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D_SUITABIL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Q_SUITABIL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M_LINEGAU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M_AXLELOADCA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1 packet 70 M_VOLT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NID_CTR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1 packet 70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D_SUITABILITY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Q_SUITABILITY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M_LINEGAUG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M_AXLELOADCAT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M_VOLTAG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1 packet 70 NID_CTRACTION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1">
          <table:table-cell table:style-name="ce57" office:value-type="string">
            <text:p>7.4.2.22 Packet Number 71: Adhesion facto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2 Packet Number 71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2 Packet Number 71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2 Packet Number 71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2">
          <table:table-cell table:style-name="ce57" office:value-type="string">
            <text:p>7.4.2.23 Packet Number 72: Packet for sending plain text messag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Q_TEXTCLAS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Q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D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M_MODE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M_LEVEL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L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T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M_MODE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M_LEVEL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Q_TEXTCONFI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Q_CONF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Q_TEXTREPOR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NID_TEXTMESS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NID_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NID_RB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3 packet 72 L_TEX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2 X_TEXT(L_TEXT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2">
          <table:table-cell table:style-name="ce57" office:value-type="string">
            <text:p>7.4.2.24 Packet Number 76: Packet for sending fixed text messag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3 packet 76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Q_TEXTCLAS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Q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D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M_MODE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M_LEVEL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L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T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M_MODE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M_LEVEL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Q_TEXTCONFI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Q_CONF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Q_TEXTREPOR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4 packet 76 NID_TEXTMESS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NID_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NID_RB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4 packet 76 Q_TEX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2">
          <table:table-cell table:style-name="ce57" office:value-type="string">
            <text:p>7.4.2.25 Packet Number 79: Geographical Position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Q_NEWCOUNTR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NID_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NID_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D_POSO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Q_MPOSI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M_POSI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Q_NEWCOUNTRY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NID_C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NID_BG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D_POSOFF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Q_MPOSITION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5 Packet Number 79 M_POSITION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1">
          <table:table-cell table:style-name="ce57" office:value-type="string">
            <text:p>7.4.2.26 Packet Number 80: Mode Profi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 packet 80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D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M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V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L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 packet 80 L_ACK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Q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 packet 80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 packet 80 D_MAMOD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 packet 80 M_MAMOD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 packet 80 V_MAMOD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 packet 80 L_MAMOD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 packet 80 L_ACKMAMOD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 packet 80 Q_MAMOD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1">
          <table:table-cell table:style-name="ce57" office:value-type="string">
            <text:p>7.4.2.26.1 Packet Number 88: Level Crossing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2">
          <table:table-cell table:style-name="ce57" office:value-type="string">
            <text:p>7.4.2.26.2 Packet Number 90: track ahead free up to level 2/3 transition loc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.2 packet 90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6.2 packet 90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6.2 packet 90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2.27 Packet Number 131: RBC transition or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7 packet 131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7 packet 131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7 packet 131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28 Packet Number 132: Danger for Shunting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8 Packet Number 132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8 Packet Number 132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8 Packet Number 132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29 Packet Number 133: Radio infill area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9 packet 133 transmission medi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29 packet 133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Q_RIU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NID_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NID_RIU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NID_RADIO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D_INFIL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NID_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29 packet 133 NID_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2.30 Packet Number 134: EOLM 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0 Packet Number 134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0 Packet Number 134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0 Packet Number 134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31 Packet Number 135: Stop Shunting on desk openin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32 Packet Number 136: Infill location referenc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2 packet 136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2 packet 136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2.32 packet 136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2.33 Packet Number 137: Stop if in 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3 Packet Number 137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3 Packet Number 137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3 Packet Number 137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34 Packet Number 138: Reversing area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4 Packet Number 138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4 Packet Number 138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4 Packet Number 138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35 Packet Number 139: Reversing supervision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5 Packet Number 139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5 Packet Number 139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5 Packet Number 139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36 Packet Number 140: Train running number from RB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6 Packet Number 140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6 Packet Number 140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6 Packet Number 140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8" office:value-type="string">
            <text:p>7.4.2.37 Packet Number 141: Default Gradient for Temporary Speed Restri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7 Packet Number 141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7 Packet Number 141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7 Packet Number 141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3">
          <table:table-cell table:style-name="ce38" office:value-type="string">
            <text:p>7.4.2.37.1 Packet Number 143: Session Management with neighbouring Radio Infill U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63">
          <table:table-cell table:style-name="ce38" office:value-type="string">
            <text:p>7.4.2.37.2 Packet Number 145: Inhibition of balise group message consistency re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2.38 Packet Number 254: Default balise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8 Packet Number 254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8 Packet Number 254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2.38 Packet Number 254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3.1 Packet Number 0: Position Repor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NID_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D_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Q_DIR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Q_D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L_DOUBTOV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L_DOUBTUN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Q_LENGTH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L_TRAIN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V_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Q_DIR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M_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M_LEVE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1 Packet Number 0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3.2 Packet Number 1: Position Report based on two balise group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NID_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NID_PRV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D_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Q_DIR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Q_D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L_DOUBTOV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L_DOUBTUN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Q_LENGTH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L_TRAIN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V_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Q_DIR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M_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M_LEVE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2 Packet Number 1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3.3 Packet Number 3: Onboard telephone number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3 Packet Number 3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3 Packet Number 3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3 Packet Number 3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3.4 Packet Number 4: Error reportin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4 Packet Number 4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4 Packet Number 4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4 Packet Number 4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3.4.1 Packet Number 5: Train running numb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4.3.4.2 Packet Number 9: Level 2/3 transition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4.2 Packet Number 9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4.2 Packet Number 9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4.2 Packet Number 9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3.5 Packet Number 11: Validated trai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 11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NC_CD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NC_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L_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V_MAX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5 packet 11 M_LOADINGGAU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5 packet 11 M_AXLELOADCA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M_AIRTIGH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N_AX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5 packet 11 M_VOLTAGE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5 packet 11 NID_CTRACTION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3.5 packet 11 NID_NTC (k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8">
          <table:table-cell table:style-name="ce38" office:value-type="string">
            <text:p>7.4.3.6 Packet Number 44: Data used by applications outside the ERTMS/ETCS syste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6 Packet Number 44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6 Packet Number 44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3.6 Packet Number 44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4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4.4.1 Packet Number 255: end of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4.1 packet 255 descrip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51">
          <table:table-cell table:style-name="ce39" office:value-type="string">
            <text:p>7.4.4.1 packet 255 transmitted b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>
          <table:table-cell table:style-name="ce39" office:value-type="string">
            <text:p>7.4.4.1 packet 255 cont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0.1 A_NVMAXREDADH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0.2 A_NVMAXREDAH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0.3 A_NVMAXREDAH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0.4 A_NVP1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0.5 A_NVP2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 D_ADHE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 D_AXLELOA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.1 D_CURR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 D_CYC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 D_D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5 D_EMERGENCYST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6 D_ENDTIMERSTART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 D_GRADI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 D_INFIL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 D_LEVELT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 D_LINK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 D_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 D_LO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 D_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.1 D_LX <text:s text:c="6"/>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 D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 D_NVOV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 D_NVPO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7 D_NVROL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8 D_NVST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9 D_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9.1 D_PB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9.2 D_PBD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0 D_POSO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1 D_RBCT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2 D_RE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3 D_REVERS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8" office:value-type="string">
            <text:p>7.5.1.24 D_SECTIONTIMERSTOP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5 D_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6 D_START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27 D_STARTREVERS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8 D_STATI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29 D_SUITABIL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0 D_TAF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1 D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2 D_TRACKI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3 D_TRACKCON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4 D_TR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5 D_T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6 D_VALIDNV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7 G_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7.1 G_PBD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8 G_T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39 L_ACKLEVELT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0 L_ACK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1 L_ADHE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2 L_AXLELOA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3 L_DOUBTOV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4 L_DOUBTUND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5 L_ENDSE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6 L_LO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6.1 L_LX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7 L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8 L_MESS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8.1 L_NVKR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9 L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49.1 L_PBD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50 L_REVERSEARE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1 L_SE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1.1 L_STOPLX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2 L_TAF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3 L_TEX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4 L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5 L_TRACKCON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6 L_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7 L_TRAIN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8 L_T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59 M_ACK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0 M_ADHE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1 M_AIRTIGH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62 M_AXLELOADCA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2.1 M_CURR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3 M_DU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4 M_ERRO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5 M_LEVE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66 M_LEVEL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7 M_LEVELT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7.1 M_LINEGAU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68 M_LOADINGGAU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69 M_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0 M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1 M_MCOU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2 M_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73 M_MODE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3.1 M_NVAVADH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4 M_NVCONTAC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5 M_NVDERU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5.1 M_NVEBC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5.2 M_NVKR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5.3 M_NVKT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5.4 M_NVKV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5.5 M_PLATFO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6 M_POSI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7 M_TRACKCON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8 M_VOLT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9 M_VER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79.1 N_AX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0 N_IT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1 N_PI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2 N_TOTA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2.1 NC_CDDI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2.2 NC_CD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3 NC_DI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4 NC_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5 NID_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6 NID_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86.1 NID_CTR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7 NID_E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8 NID_ENGIN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89 NID_LO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0 NID_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0.1 NID_LT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0.2 NID_LX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1 NID_MESS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1.1 NID_M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92 NID_OPERATIONA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3 NID_PACK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4 NID_PRV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5 NID_RADIO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6 NID_RB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7 NID_RIU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8 NID_NT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98.1 NID_TEXTMESS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9 NID_T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99.1 NID_VBCMK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0 NID_XUS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1 Q_ASPEC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01.1 Q_CONF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02 Q_DANGERPO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2.1 Q_DI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3 Q_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4 Q_DIR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5 Q_DIR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6 Q_DLRB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07 Q_EMERGENCYST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8 Q_END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09 Q_FRO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0 Q_G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1 Q_INFIL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2 Q_LENGTH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3 Q_LGT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4 Q_LINK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5 Q_LOCAC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16 Q_LINKORIENT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17 Q_LINKREAC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8 Q_LOOPDI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8.1 Q_LXSTATU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8.2 Q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18.3 Q_MARQSTREAS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19 Q_MEDI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0 Q_MPOSI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21 Q_NEWCOUNTR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22 Q_NVDRIVER_ADHE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3 Q_NVEMRRL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23.1 Q_NVGUIPE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23.2 Q_NVINHSMICPE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3.3 Q_NVK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23.4 Q_NVKVINTSE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3.5 Q_NVLOCAC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23.6 Q_NVSBFBPE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24 Q_NVSBTSMPE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25 Q_ORIENT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6 Q_OVERLA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6.1 Q_PBD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6.2 Q_PLATFO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7 Q_RB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8 Q_RIU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29 Q_SCA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30 Q_SECTION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31 Q_SLEEPSES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2 Q_SRST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3 Q_SSC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4 Q_STATU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4.1 Q_STOPLX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5 Q_SUITABIL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6 Q_TEX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37 Q_TEXTCLASS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38 Q_TEXTCONFIR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39 Q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40 Q_TEXTREPOR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1 Q_TRACKIN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2 Q_UPDOW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2.1 Q_VBCO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3 T_CYCLO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4 T_CYCRQS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5 T_END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6 T_LO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7 T_MA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8 T_NVCONTAC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49 T_NVOV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0 T_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51 T_SECTIONTIM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52 T_TEXTDISPLA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53 T_TIMEOUTRQS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4 T_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4.1 T_VB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5 V_AXLELOA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6 V_DI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7 V_LO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7.1 V_LX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8 V_M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59 V_MA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0 V_MAX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61 V_NVALLOWOV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1.1 V_NKVI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61.2 V_NVLIMSUPERV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2 V_NVONSIGH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8" office:value-type="string">
            <text:p>7.5.1.163 V_NVSUPOVTR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4 V_NVRE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5 V_NVSHU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6 V_NVSTFF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7 V_NVUNFI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8 V_RELEASED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69 V_RELEASEOL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70 V_REVERS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71 V_STATI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72 V_TRAI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73 V_TS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7.5.1.174 X_TEX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 table:number-rows-repeated="10476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8" table:style-name="ta1">
        <table:table-column table:style-name="co22" table:default-cell-style-name="ce24"/>
        <table:table-column table:style-name="co12" table:default-cell-style-name="ce26"/>
        <table:table-column table:style-name="co9" table:default-cell-style-name="ce26"/>
        <table:table-column table:style-name="co5" table:number-columns-repeated="4" table:default-cell-style-name="ce26"/>
        <table:table-column table:style-name="co7" table:default-cell-style-name="ce26"/>
        <table:table-column table:style-name="co5" table:number-columns-repeated="245" table:default-cell-style-name="ce26"/>
        <table:table-column table:style-name="co10" table:number-columns-repeated="769" table:default-cell-style-name="ce26"/>
        <table:table-column table:style-name="co10" table:number-columns-repeated="2" table:default-cell-style-name="Default"/>
        <table:table-row table:style-name="ro39">
          <table:table-cell table:style-name="ce58" office:value-type="string">
            <text:p>work separation according to chapter</text:p>
          </table:table-cell>
          <table:table-cell table:style-name="ce60" office:value-type="string">
            <text:p>testable with openETCS testmodel</text:p>
          </table:table-cell>
          <table:table-cell table:style-name="ce61" office:value-type="string">
            <text:p>on-board</text:p>
          </table:table-cell>
          <table:table-cell table:style-name="ce60" office:value-type="string">
            <text:p>self- </text:p>
            <text:p>assigned to Parnter</text:p>
          </table:table-cell>
          <table:table-cell table:style-name="ce60" office:value-type="string">
            <text:p>formalization language</text:p>
          </table:table-cell>
          <table:table-cell table:style-name="ce60" office:value-type="string">
            <text:p>transferred to SysML</text:p>
          </table:table-cell>
          <table:table-cell table:style-name="ce60" office:value-type="string">
            <text:p>assessed by partner</text:p>
          </table:table-cell>
          <table:table-cell table:style-name="ce61" office:value-type="string">
            <text:p>trackside</text:p>
          </table:table-cell>
          <table:table-cell table:style-name="ce60" office:value-type="string">
            <text:p>self- </text:p>
            <text:p>assigned to Parnter</text:p>
          </table:table-cell>
          <table:table-cell table:style-name="ce60" office:value-type="string">
            <text:p>formalization language</text:p>
          </table:table-cell>
          <table:table-cell table:style-name="ce60" office:value-type="string">
            <text:p>transferred to SysML</text:p>
          </table:table-cell>
          <table:table-cell table:style-name="ce60" office:value-type="string">
            <text:p>assessed by partner</text:p>
          </table:table-cell>
          <table:table-cell table:style-name="ce62" table:number-columns-repeated="1010"/>
          <table:table-cell table:number-columns-repeated="2"/>
        </table:table-row>
        <table:table-row table:style-name="ro4">
          <table:table-cell table:style-name="ce37" office:value-type="string">
            <text:p>8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2.3 figure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2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3.2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1.4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Field No. 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Packet 0 (optional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2.1 table -Packet 25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2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2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3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3.1 table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3.1 table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3.1 table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3.1 table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3.1 table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3.1 table - Inform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3.1 table -Packet 25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3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2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 table - SR Authoris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 table - Movement Author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 table - Request to Shorten M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 table - General Mess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 table - SH authoris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4.4.4.1 table - MA with Shifted Location Referenc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 table - Infill M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1.1 tabl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2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2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3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4.4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6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6.1 Message - Field No.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6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6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4.4.7.1 Message - Field No.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2 a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2 b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2 c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2 d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2 e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2 f)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4.4.7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5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5.1.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5.1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5.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2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3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3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3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3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3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4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4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4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5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5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5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5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5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5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5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2 - Mes. Id. 15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5.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1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1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1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2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2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2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3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3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3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4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3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3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3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4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4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8" office:value-type="string">
            <text:p>8.5.3 - Mes. Id. 4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6.1 Message 129: Validated Trai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2 Message 130: Request for Shunting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6.3 Message 132: MA reques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3 message 132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3 message 132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3 message 132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3 message 132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3 message 132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3 message 132 - Field No.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3 message 132 - Field No.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4 Message 136: Train Position Repor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5 Message 137: Request to Shorten MA is grant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6 Message 138: Request to Shorten MA is reject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6.7 Message 146: Acknowledgemen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8 Message 147: Acknowledgement of Emergency St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8 Message 147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8 Message 147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8 Message 147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8 Message 147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8 Message 147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8 Message 147 - Field No.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8 Message 147 - Field No.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9 Message 149: Track Ahead Free Grant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6.10 Message 150: End of Mis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6.11 Message 153: Radio infill reques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11 Message 153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11 Message 153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11 Message 153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11 Message 153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11 Message 153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11 Message 153 - Field No.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11 Message 153 - Field No.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6.11 Message 153 - Field No.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12 Message 154: No compatible version support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13 Message 155: Initiation of a communication ses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14 Message 156: Termination of a communication ses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15 Message 157: SoM Position Repor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16 Message 158: Text Message Acknowledged by Driver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6.17 Message 159: Session establish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1 Message 2: SR Authorisat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2 Message 3: Movement Authority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3 Message 6: Recognition of exit from TRIP mod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4 Message 8: Acknowledgement of Train Dat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5 Message 9: Request to Shorten M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6 Message 15: Conditional Emergency St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6 Message 15 - Field No. 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7 Message 16: Unconditional Emergency St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8 Message 18: Revocation of Emergency Stop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9 Message 24: General messag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10 Message 27: SH Refus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11 Message 28: SH Authoris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12 Message 32: RBC/RIU System Ver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13 Message 33: MA Shifted Location Reference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14 Message 34: Track Ahead Free Request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6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7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8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9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4 Message 34 - Field No. 1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15 Message 37: Infill MA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16 Message 38: Initiation of a communication ses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6 Message 38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6 Message 38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6 Message 38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6 Message 38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6 Message 38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7">
          <table:table-cell table:style-name="ce37" office:value-type="string">
            <text:p>8.7.17 Message 39: Acknowledgement of termination of a communication session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7 Message 39 - Field No. 1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7 Message 39 - Field No. 2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7 Message 39 - Field No. 3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7 Message 39 - Field No. 4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59" office:value-type="string">
            <text:p>8.7.17 Message 39 - Field No. 5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18 Message 40: Train Reject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19 Message 41: Train Accepted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4">
          <table:table-cell table:style-name="ce37" office:value-type="string">
            <text:p>8.7.20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21 Message 43: SoM position report confirmed by RBC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9">
          <table:table-cell table:style-name="ce37" office:value-type="string">
            <text:p>8.7.22 Message 45: Assignment of coordinate system</text:p>
          </table:table-cell>
          <table:table-cell/>
          <table:table-cell table:style-name="ce44"/>
          <table:table-cell table:number-columns-repeated="4"/>
          <table:table-cell table:style-name="ce44"/>
          <table:table-cell table:number-columns-repeated="1016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Chapter3.A1:Chapter3.W2335" table:display-filter-buttons="true" table:orientation="column"/>
        <table:database-range table:name="__Anonymous_Sheet_DB__1" table:target-range-address="Chapter4.A1:Chapter4.H1972" table:display-filter-buttons="true" table:orientation="column"/>
        <table:database-range table:name="__Anonymous_Sheet_DB__2" table:target-range-address="Chapter5.A1:Chapter5.H941" table:display-filter-buttons="true" table:orientation="column"/>
        <table:database-range table:name="__Anonymous_Sheet_DB__3" table:target-range-address="Chapter6.A1:Chapter6.V271" table:display-filter-buttons="true" table:orientation="column"/>
        <table:database-range table:name="__Anonymous_Sheet_DB__4" table:target-range-address="Chapter7.A1:Chapter7.V906" table:display-filter-buttons="true" table:orientation="column"/>
        <table:database-range table:name="__Anonymous_Sheet_DB__5" table:target-range-address="Chapter8.A1:Chapter8.L2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5" number:min-integer-digits="0" number:decimal-replacement="" number:grouping="true"/>
      <number:text> </number:text>
      <number:currency-symbol number:language="de" number:country="DE">€</number:currency-symbol>
      <number:text> </number:text>
    </number:currency-style>
    <number:currency-style style:name="N121P1" style:volatile="true">
      <number:text>-</number:text>
      <number:number number:decimal-places="5" number:min-integer-digits="0" number:decimal-replacement="" number:grouping="true"/>
      <number:text> </number:text>
      <number:currency-symbol number:language="de" number:country="DE">€</number:currency-symbol>
      <number:text> </number:text>
    </number:currency-style>
    <number:currency-style style:name="N121P2" style:volatile="true">
      <number:text> -</number:text>
      <number:number number:decimal-places="0" number:min-integer-digits="2"/>
      <number:text> </number:text>
      <number:currency-symbol number:language="de" number:country="DE">€</number:currency-symbol>
      <number:text>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0107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0108" number:language="de" number:country="DE">
      <number:text> -</number:text>
      <number:number number:decimal-places="0" number:min-integer-digits="2"/>
      <number:text> </number:text>
      <number:currency-symbol number:language="de" number:country="DE"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 style:data-style-name="N0">
      <style:table-cell-properties fo:background-color="#dce6f1"/>
      <style:text-properties style:font-name="Calibri" fo:font-size="11pt" style:font-name-asian="Calibri" style:font-size-asian="11pt" style:font-name-complex="Calibri" style:font-size-complex="11pt"/>
    </style:style>
    <style:style style:name="_32_0_20__25__20_-_20_Akzent2" style:display-name="20 % - Akzent2" style:family="table-cell" style:parent-style-name="Default" style:data-style-name="N0">
      <style:table-cell-properties fo:background-color="#f2dcdb"/>
      <style:text-properties style:font-name="Calibri" fo:font-size="11pt" style:font-name-asian="Calibri" style:font-size-asian="11pt" style:font-name-complex="Calibri" style:font-size-complex="11pt"/>
    </style:style>
    <style:style style:name="_32_0_20__25__20_-_20_Akzent3" style:display-name="20 % - Akzent3" style:family="table-cell" style:parent-style-name="Default" style:data-style-name="N0">
      <style:table-cell-properties fo:background-color="#ebf1de"/>
      <style:text-properties style:font-name="Calibri" fo:font-size="11pt" style:font-name-asian="Calibri" style:font-size-asian="11pt" style:font-name-complex="Calibri" style:font-size-complex="11pt"/>
    </style:style>
    <style:style style:name="_32_0_20__25__20_-_20_Akzent4" style:display-name="20 % - Akzent4" style:family="table-cell" style:parent-style-name="Default" style:data-style-name="N0">
      <style:table-cell-properties fo:background-color="#e4dfec"/>
      <style:text-properties style:font-name="Calibri" fo:font-size="11pt" style:font-name-asian="Calibri" style:font-size-asian="11pt" style:font-name-complex="Calibri" style:font-size-complex="11pt"/>
    </style:style>
    <style:style style:name="_32_0_20__25__20_-_20_Akzent5" style:display-name="20 % - Akzent5" style:family="table-cell" style:parent-style-name="Default" style:data-style-name="N0">
      <style:table-cell-properties fo:background-color="#daeef3"/>
      <style:text-properties style:font-name="Calibri" fo:font-size="11pt" style:font-name-asian="Calibri" style:font-size-asian="11pt" style:font-name-complex="Calibri" style:font-size-complex="11pt"/>
    </style:style>
    <style:style style:name="_32_0_20__25__20_-_20_Akzent6" style:display-name="20 % - Akzent6" style:family="table-cell" style:parent-style-name="Default" style:data-style-name="N0">
      <style:table-cell-properties fo:background-color="#fde9d9"/>
      <style:text-properties style:font-name="Calibri" fo:font-size="11pt" style:font-name-asian="Calibri" style:font-size-asian="11pt" style:font-name-complex="Calibri" style:font-size-complex="11pt"/>
    </style:style>
    <style:style style:name="_32_0_a0__25__20_-_20_Accent1" style:display-name="20 % - Accent1" style:family="table-cell" style:parent-style-name="Default" style:data-style-name="N0">
      <style:table-cell-properties fo:background-color="#ccccff"/>
      <style:text-properties style:font-name="Calibri" fo:font-size="11pt" style:font-name-asian="Calibri" style:font-size-asian="11pt" style:font-name-complex="Calibri" style:font-size-complex="11pt"/>
    </style:style>
    <style:style style:name="_32_0_a0__25__20_-_20_Accent2" style:display-name="20 % - Accent2" style:family="table-cell" style:parent-style-name="Default" style:data-style-name="N0">
      <style:table-cell-properties fo:background-color="#ff99cc"/>
      <style:text-properties style:font-name="Calibri" fo:font-size="11pt" style:font-name-asian="Calibri" style:font-size-asian="11pt" style:font-name-complex="Calibri" style:font-size-complex="11pt"/>
    </style:style>
    <style:style style:name="_32_0_a0__25__20_-_20_Accent3" style:display-name="20 % - Accent3" style:family="table-cell" style:parent-style-name="Default" style:data-style-name="N0">
      <style:table-cell-properties fo:background-color="#ccffcc"/>
      <style:text-properties style:font-name="Calibri" fo:font-size="11pt" style:font-name-asian="Calibri" style:font-size-asian="11pt" style:font-name-complex="Calibri" style:font-size-complex="11pt"/>
    </style:style>
    <style:style style:name="_32_0_a0__25__20_-_20_Accent4" style:display-name="20 % - Accent4" style:family="table-cell" style:parent-style-name="Default" style:data-style-name="N0">
      <style:table-cell-properties fo:background-color="#cc99ff"/>
      <style:text-properties style:font-name="Calibri" fo:font-size="11pt" style:font-name-asian="Calibri" style:font-size-asian="11pt" style:font-name-complex="Calibri" style:font-size-complex="11pt"/>
    </style:style>
    <style:style style:name="_32_0_a0__25__20_-_20_Accent5" style:display-name="20 % - Accent5" style:family="table-cell" style:parent-style-name="Default" style:data-style-name="N0">
      <style:table-cell-properties fo:background-color="#ccffff"/>
      <style:text-properties style:font-name="Calibri" fo:font-size="11pt" style:font-name-asian="Calibri" style:font-size-asian="11pt" style:font-name-complex="Calibri" style:font-size-complex="11pt"/>
    </style:style>
    <style:style style:name="_32_0_a0__25__20_-_20_Accent6" style:display-name="20 % - Accent6" style:family="table-cell" style:parent-style-name="Default" style:data-style-name="N0">
      <style:table-cell-properties fo:background-color="#ffcc99"/>
      <style:text-properties style:font-name="Calibri" fo:font-size="11pt" style:font-name-asian="Calibri" style:font-size-asian="11pt" style:font-name-complex="Calibri" style:font-size-complex="11pt"/>
    </style:style>
    <style:style style:name="_32_0_25__20_-_20_Accent1" style:display-name="20% - Accent1" style:family="table-cell" style:parent-style-name="Default" style:data-style-name="N0">
      <style:table-cell-properties fo:background-color="#ccccff"/>
      <style:text-properties style:font-name="Calibri" fo:font-size="11pt" style:font-name-asian="Calibri" style:font-size-asian="11pt" style:font-name-complex="Calibri" style:font-size-complex="11pt"/>
    </style:style>
    <style:style style:name="_32_0_25__20_-_20_Accent2" style:display-name="20% - Accent2" style:family="table-cell" style:parent-style-name="Default" style:data-style-name="N0">
      <style:table-cell-properties fo:background-color="#ff99cc"/>
      <style:text-properties style:font-name="Calibri" fo:font-size="11pt" style:font-name-asian="Calibri" style:font-size-asian="11pt" style:font-name-complex="Calibri" style:font-size-complex="11pt"/>
    </style:style>
    <style:style style:name="_32_0_25__20_-_20_Accent3" style:display-name="20% - Accent3" style:family="table-cell" style:parent-style-name="Default" style:data-style-name="N0">
      <style:table-cell-properties fo:background-color="#ccffcc"/>
      <style:text-properties style:font-name="Calibri" fo:font-size="11pt" style:font-name-asian="Calibri" style:font-size-asian="11pt" style:font-name-complex="Calibri" style:font-size-complex="11pt"/>
    </style:style>
    <style:style style:name="_32_0_25__20_-_20_Accent4" style:display-name="20% - Accent4" style:family="table-cell" style:parent-style-name="Default" style:data-style-name="N0">
      <style:table-cell-properties fo:background-color="#cc99ff"/>
      <style:text-properties style:font-name="Calibri" fo:font-size="11pt" style:font-name-asian="Calibri" style:font-size-asian="11pt" style:font-name-complex="Calibri" style:font-size-complex="11pt"/>
    </style:style>
    <style:style style:name="_32_0_25__20_-_20_Accent5" style:display-name="20% - Accent5" style:family="table-cell" style:parent-style-name="Default" style:data-style-name="N0">
      <style:table-cell-properties fo:background-color="#ccffff"/>
      <style:text-properties style:font-name="Calibri" fo:font-size="11pt" style:font-name-asian="Calibri" style:font-size-asian="11pt" style:font-name-complex="Calibri" style:font-size-complex="11pt"/>
    </style:style>
    <style:style style:name="_32_0_25__20_-_20_Accent6" style:display-name="20% - Accent6" style:family="table-cell" style:parent-style-name="Default" style:data-style-name="N0">
      <style:table-cell-properties fo:background-color="#ffcc99"/>
      <style:text-properties style:font-name="Calibri" fo:font-size="11pt" style:font-name-asian="Calibri" style:font-size-asian="11pt" style:font-name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ccccff"/>
      <style:text-properties style:font-name="Calibri" fo:font-size="11pt" style:font-name-asian="Calibri" style:font-size-asian="11pt" style:font-name-complex="Calibri" style:font-size-complex="11pt"/>
    </style:style>
    <style:style style:name="_32_0_25__20_-_20_Énfasis2" style:display-name="20% - Énfasis2" style:family="table-cell" style:parent-style-name="Default" style:data-style-name="N0">
      <style:table-cell-properties fo:background-color="#ff99cc"/>
      <style:text-properties style:font-name="Calibri" fo:font-size="11pt" style:font-name-asian="Calibri" style:font-size-asian="11pt" style:font-name-complex="Calibri" style:font-size-complex="11pt"/>
    </style:style>
    <style:style style:name="_32_0_25__20_-_20_Énfasis3" style:display-name="20% - Énfasis3" style:family="table-cell" style:parent-style-name="Default" style:data-style-name="N0">
      <style:table-cell-properties fo:background-color="#ccffcc"/>
      <style:text-properties style:font-name="Calibri" fo:font-size="11pt" style:font-name-asian="Calibri" style:font-size-asian="11pt" style:font-name-complex="Calibri" style:font-size-complex="11pt"/>
    </style:style>
    <style:style style:name="_32_0_25__20_-_20_Énfasis4" style:display-name="20% - Énfasis4" style:family="table-cell" style:parent-style-name="Default" style:data-style-name="N0">
      <style:table-cell-properties fo:background-color="#cc99ff"/>
      <style:text-properties style:font-name="Calibri" fo:font-size="11pt" style:font-name-asian="Calibri" style:font-size-asian="11pt" style:font-name-complex="Calibri" style:font-size-complex="11pt"/>
    </style:style>
    <style:style style:name="_32_0_25__20_-_20_Énfasis5" style:display-name="20% - Énfasis5" style:family="table-cell" style:parent-style-name="Default" style:data-style-name="N0">
      <style:table-cell-properties fo:background-color="#ccffff"/>
      <style:text-properties style:font-name="Calibri" fo:font-size="11pt" style:font-name-asian="Calibri" style:font-size-asian="11pt" style:font-name-complex="Calibri" style:font-size-complex="11pt"/>
    </style:style>
    <style:style style:name="_32_0_25__20_-_20_Énfasis6" style:display-name="20% - Énfasis6" style:family="table-cell" style:parent-style-name="Default" style:data-style-name="N0">
      <style:table-cell-properties fo:background-color="#ffcc99"/>
      <style:text-properties style:font-name="Calibri" fo:font-size="11pt" style:font-name-asian="Calibri" style:font-size-asian="11pt" style:font-name-complex="Calibri" style:font-size-complex="11pt"/>
    </style:style>
    <style:style style:name="_34_0_20__25__20_-_20_Akzent1" style:display-name="40 % - Akzent1" style:family="table-cell" style:parent-style-name="Default" style:data-style-name="N0">
      <style:table-cell-properties fo:background-color="#b8cce4"/>
      <style:text-properties style:font-name="Calibri" fo:font-size="11pt" style:font-name-asian="Calibri" style:font-size-asian="11pt" style:font-name-complex="Calibri" style:font-size-complex="11pt"/>
    </style:style>
    <style:style style:name="_34_0_20__25__20_-_20_Akzent2" style:display-name="40 % - Akzent2" style:family="table-cell" style:parent-style-name="Default" style:data-style-name="N0">
      <style:table-cell-properties fo:background-color="#e6b8b7"/>
      <style:text-properties style:font-name="Calibri" fo:font-size="11pt" style:font-name-asian="Calibri" style:font-size-asian="11pt" style:font-name-complex="Calibri" style:font-size-complex="11pt"/>
    </style:style>
    <style:style style:name="_34_0_20__25__20_-_20_Akzent3" style:display-name="40 % - Akzent3" style:family="table-cell" style:parent-style-name="Default" style:data-style-name="N0">
      <style:table-cell-properties fo:background-color="#d8e4bc"/>
      <style:text-properties style:font-name="Calibri" fo:font-size="11pt" style:font-name-asian="Calibri" style:font-size-asian="11pt" style:font-name-complex="Calibri" style:font-size-complex="11pt"/>
    </style:style>
    <style:style style:name="_34_0_20__25__20_-_20_Akzent4" style:display-name="40 % - Akzent4" style:family="table-cell" style:parent-style-name="Default" style:data-style-name="N0">
      <style:table-cell-properties fo:background-color="#ccc0da"/>
      <style:text-properties style:font-name="Calibri" fo:font-size="11pt" style:font-name-asian="Calibri" style:font-size-asian="11pt" style:font-name-complex="Calibri" style:font-size-complex="11pt"/>
    </style:style>
    <style:style style:name="_34_0_20__25__20_-_20_Akzent5" style:display-name="40 % - Akzent5" style:family="table-cell" style:parent-style-name="Default" style:data-style-name="N0">
      <style:table-cell-properties fo:background-color="#b7dee8"/>
      <style:text-properties style:font-name="Calibri" fo:font-size="11pt" style:font-name-asian="Calibri" style:font-size-asian="11pt" style:font-name-complex="Calibri" style:font-size-complex="11pt"/>
    </style:style>
    <style:style style:name="_34_0_20__25__20_-_20_Akzent6" style:display-name="40 % - Akzent6" style:family="table-cell" style:parent-style-name="Default" style:data-style-name="N0">
      <style:table-cell-properties fo:background-color="#fcd5b4"/>
      <style:text-properties style:font-name="Calibri" fo:font-size="11pt" style:font-name-asian="Calibri" style:font-size-asian="11pt" style:font-name-complex="Calibri" style:font-size-complex="11pt"/>
    </style:style>
    <style:style style:name="_34_0_a0__25__20_-_20_Accent1" style:display-name="40 % - Accent1" style:family="table-cell" style:parent-style-name="Default" style:data-style-name="N0">
      <style:table-cell-properties fo:background-color="#99ccff"/>
      <style:text-properties style:font-name="Calibri" fo:font-size="11pt" style:font-name-asian="Calibri" style:font-size-asian="11pt" style:font-name-complex="Calibri" style:font-size-complex="11pt"/>
    </style:style>
    <style:style style:name="_34_0_a0__25__20_-_20_Accent2" style:display-name="40 % - Accent2" style:family="table-cell" style:parent-style-name="Default" style:data-style-name="N0">
      <style:table-cell-properties fo:background-color="#ff8080"/>
      <style:text-properties style:font-name="Calibri" fo:font-size="11pt" style:font-name-asian="Calibri" style:font-size-asian="11pt" style:font-name-complex="Calibri" style:font-size-complex="11pt"/>
    </style:style>
    <style:style style:name="_34_0_a0__25__20_-_20_Accent3" style:display-name="40 % - Accent3" style:family="table-cell" style:parent-style-name="Default" style:data-style-name="N0">
      <style:table-cell-properties fo:background-color="#00ff00"/>
      <style:text-properties style:font-name="Calibri" fo:font-size="11pt" style:font-name-asian="Calibri" style:font-size-asian="11pt" style:font-name-complex="Calibri" style:font-size-complex="11pt"/>
    </style:style>
    <style:style style:name="_34_0_a0__25__20_-_20_Accent4" style:display-name="40 % - Accent4" style:family="table-cell" style:parent-style-name="Default" style:data-style-name="N0">
      <style:table-cell-properties fo:background-color="#cc99ff"/>
      <style:text-properties style:font-name="Calibri" fo:font-size="11pt" style:font-name-asian="Calibri" style:font-size-asian="11pt" style:font-name-complex="Calibri" style:font-size-complex="11pt"/>
    </style:style>
    <style:style style:name="_34_0_a0__25__20_-_20_Accent5" style:display-name="40 % - Accent5" style:family="table-cell" style:parent-style-name="Default" style:data-style-name="N0">
      <style:table-cell-properties fo:background-color="#99ccff"/>
      <style:text-properties style:font-name="Calibri" fo:font-size="11pt" style:font-name-asian="Calibri" style:font-size-asian="11pt" style:font-name-complex="Calibri" style:font-size-complex="11pt"/>
    </style:style>
    <style:style style:name="_34_0_a0__25__20_-_20_Accent6" style:display-name="40 % - Accent6" style:family="table-cell" style:parent-style-name="Default" style:data-style-name="N0">
      <style:table-cell-properties fo:background-color="#ffcc00"/>
      <style:text-properties style:font-name="Calibri" fo:font-size="11pt" style:font-name-asian="Calibri" style:font-size-asian="11pt" style:font-name-complex="Calibri" style:font-size-complex="11pt"/>
    </style:style>
    <style:style style:name="_34_0_25__20_-_20_Accent1" style:display-name="40% - Accent1" style:family="table-cell" style:parent-style-name="Default" style:data-style-name="N0">
      <style:table-cell-properties fo:background-color="#99ccff"/>
      <style:text-properties style:font-name="Calibri" fo:font-size="11pt" style:font-name-asian="Calibri" style:font-size-asian="11pt" style:font-name-complex="Calibri" style:font-size-complex="11pt"/>
    </style:style>
    <style:style style:name="_34_0_25__20_-_20_Accent2" style:display-name="40% - Accent2" style:family="table-cell" style:parent-style-name="Default" style:data-style-name="N0">
      <style:table-cell-properties fo:background-color="#ff8080"/>
      <style:text-properties style:font-name="Calibri" fo:font-size="11pt" style:font-name-asian="Calibri" style:font-size-asian="11pt" style:font-name-complex="Calibri" style:font-size-complex="11pt"/>
    </style:style>
    <style:style style:name="_34_0_25__20_-_20_Accent3" style:display-name="40% - Accent3" style:family="table-cell" style:parent-style-name="Default" style:data-style-name="N0">
      <style:table-cell-properties fo:background-color="#00ff00"/>
      <style:text-properties style:font-name="Calibri" fo:font-size="11pt" style:font-name-asian="Calibri" style:font-size-asian="11pt" style:font-name-complex="Calibri" style:font-size-complex="11pt"/>
    </style:style>
    <style:style style:name="_34_0_25__20_-_20_Accent4" style:display-name="40% - Accent4" style:family="table-cell" style:parent-style-name="Default" style:data-style-name="N0">
      <style:table-cell-properties fo:background-color="#cc99ff"/>
      <style:text-properties style:font-name="Calibri" fo:font-size="11pt" style:font-name-asian="Calibri" style:font-size-asian="11pt" style:font-name-complex="Calibri" style:font-size-complex="11pt"/>
    </style:style>
    <style:style style:name="_34_0_25__20_-_20_Accent5" style:display-name="40% - Accent5" style:family="table-cell" style:parent-style-name="Default" style:data-style-name="N0">
      <style:table-cell-properties fo:background-color="#99ccff"/>
      <style:text-properties style:font-name="Calibri" fo:font-size="11pt" style:font-name-asian="Calibri" style:font-size-asian="11pt" style:font-name-complex="Calibri" style:font-size-complex="11pt"/>
    </style:style>
    <style:style style:name="_34_0_25__20_-_20_Accent6" style:display-name="40% - Accent6" style:family="table-cell" style:parent-style-name="Default" style:data-style-name="N0">
      <style:table-cell-properties fo:background-color="#ffcc00"/>
      <style:text-properties style:font-name="Calibri" fo:font-size="11pt" style:font-name-asian="Calibri" style:font-size-asian="11pt" style:font-name-complex="Calibri" style:font-size-complex="11pt"/>
    </style:style>
    <style:style style:name="_34_0_25__20_-_20_Énfasis1" style:display-name="40% - Énfasis1" style:family="table-cell" style:parent-style-name="Default" style:data-style-name="N0">
      <style:table-cell-properties fo:background-color="#99ccff"/>
      <style:text-properties style:font-name="Calibri" fo:font-size="11pt" style:font-name-asian="Calibri" style:font-size-asian="11pt" style:font-name-complex="Calibri" style:font-size-complex="11pt"/>
    </style:style>
    <style:style style:name="_34_0_25__20_-_20_Énfasis2" style:display-name="40% - Énfasis2" style:family="table-cell" style:parent-style-name="Default" style:data-style-name="N0">
      <style:table-cell-properties fo:background-color="#ff8080"/>
      <style:text-properties style:font-name="Calibri" fo:font-size="11pt" style:font-name-asian="Calibri" style:font-size-asian="11pt" style:font-name-complex="Calibri" style:font-size-complex="11pt"/>
    </style:style>
    <style:style style:name="_34_0_25__20_-_20_Énfasis3" style:display-name="40% - Énfasis3" style:family="table-cell" style:parent-style-name="Default" style:data-style-name="N0">
      <style:table-cell-properties fo:background-color="#00ff00"/>
      <style:text-properties style:font-name="Calibri" fo:font-size="11pt" style:font-name-asian="Calibri" style:font-size-asian="11pt" style:font-name-complex="Calibri" style:font-size-complex="11pt"/>
    </style:style>
    <style:style style:name="_34_0_25__20_-_20_Énfasis4" style:display-name="40% - Énfasis4" style:family="table-cell" style:parent-style-name="Default" style:data-style-name="N0">
      <style:table-cell-properties fo:background-color="#cc99ff"/>
      <style:text-properties style:font-name="Calibri" fo:font-size="11pt" style:font-name-asian="Calibri" style:font-size-asian="11pt" style:font-name-complex="Calibri" style:font-size-complex="11pt"/>
    </style:style>
    <style:style style:name="_34_0_25__20_-_20_Énfasis5" style:display-name="40% - Énfasis5" style:family="table-cell" style:parent-style-name="Default" style:data-style-name="N0">
      <style:table-cell-properties fo:background-color="#99ccff"/>
      <style:text-properties style:font-name="Calibri" fo:font-size="11pt" style:font-name-asian="Calibri" style:font-size-asian="11pt" style:font-name-complex="Calibri" style:font-size-complex="11pt"/>
    </style:style>
    <style:style style:name="_34_0_25__20_-_20_Énfasis6" style:display-name="40% - Énfasis6" style:family="table-cell" style:parent-style-name="Default" style:data-style-name="N0">
      <style:table-cell-properties fo:background-color="#ffcc00"/>
      <style:text-properties style:font-name="Calibri" fo:font-size="11pt" style:font-name-asian="Calibri" style:font-size-asian="11pt" style:font-name-complex="Calibri" style:font-size-complex="11pt"/>
    </style:style>
    <style:style style:name="_36_0_20__25__20_-_20_Akzent1" style:display-name="60 % - Akzent1" style:family="table-cell" style:parent-style-name="Default" style:data-style-name="N0">
      <style:table-cell-properties fo:background-color="#95b3d7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0__25__20_-_20_Akzent2" style:display-name="60 % - Akzent2" style:family="table-cell" style:parent-style-name="Default" style:data-style-name="N0">
      <style:table-cell-properties fo:background-color="#da9694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0__25__20_-_20_Akzent3" style:display-name="60 % - Akzent3" style:family="table-cell" style:parent-style-name="Default" style:data-style-name="N0">
      <style:table-cell-properties fo:background-color="#c4d79b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0__25__20_-_20_Akzent4" style:display-name="60 % - Akzent4" style:family="table-cell" style:parent-style-name="Default" style:data-style-name="N0">
      <style:table-cell-properties fo:background-color="#b1a0c7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0__25__20_-_20_Akzent5" style:display-name="60 % - Akzent5" style:family="table-cell" style:parent-style-name="Default" style:data-style-name="N0">
      <style:table-cell-properties fo:background-color="#92cddc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0__25__20_-_20_Akzent6" style:display-name="60 % - Akzent6" style:family="table-cell" style:parent-style-name="Default" style:data-style-name="N0">
      <style:table-cell-properties fo:background-color="#fabf8f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a0__25__20_-_20_Accent1" style:display-name="60 % - Accent1" style:family="table-cell" style:parent-style-name="Default" style:data-style-name="N0">
      <style:table-cell-properties fo:background-color="#0066cc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a0__25__20_-_20_Accent2" style:display-name="60 % - Accent2" style:family="table-cell" style:parent-style-name="Default" style:data-style-name="N0">
      <style:table-cell-properties fo:background-color="#ff808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a0__25__20_-_20_Accent3" style:display-name="60 % - Accent3" style:family="table-cell" style:parent-style-name="Default" style:data-style-name="N0">
      <style:table-cell-properties fo:background-color="#00ff0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a0__25__20_-_20_Accent4" style:display-name="60 % - Accent4" style:family="table-cell" style:parent-style-name="Default" style:data-style-name="N0">
      <style:table-cell-properties fo:background-color="#80008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a0__25__20_-_20_Accent5" style:display-name="60 % - Accent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a0__25__20_-_20_Accent6" style:display-name="60 % - Accent6" style:family="table-cell" style:parent-style-name="Default" style:data-style-name="N0">
      <style:table-cell-properties fo:background-color="#ff990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Accent1" style:display-name="60% - Accent1" style:family="table-cell" style:parent-style-name="Default" style:data-style-name="N0">
      <style:table-cell-properties fo:background-color="#0066cc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Accent2" style:display-name="60% - Accent2" style:family="table-cell" style:parent-style-name="Default" style:data-style-name="N0">
      <style:table-cell-properties fo:background-color="#ff808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Accent3" style:display-name="60% - Accent3" style:family="table-cell" style:parent-style-name="Default" style:data-style-name="N0">
      <style:table-cell-properties fo:background-color="#00ff0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Accent4" style:display-name="60% - Accent4" style:family="table-cell" style:parent-style-name="Default" style:data-style-name="N0">
      <style:table-cell-properties fo:background-color="#80008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Accent5" style:display-name="60% - Accent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Accent6" style:display-name="60% - Accent6" style:family="table-cell" style:parent-style-name="Default" style:data-style-name="N0">
      <style:table-cell-properties fo:background-color="#ff990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Énfasis1" style:display-name="60% - Énfasis1" style:family="table-cell" style:parent-style-name="Default" style:data-style-name="N0">
      <style:table-cell-properties fo:background-color="#0066cc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Énfasis2" style:display-name="60% - Énfasis2" style:family="table-cell" style:parent-style-name="Default" style:data-style-name="N0">
      <style:table-cell-properties fo:background-color="#ff808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Énfasis3" style:display-name="60% - Énfasis3" style:family="table-cell" style:parent-style-name="Default" style:data-style-name="N0">
      <style:table-cell-properties fo:background-color="#00ff0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Énfasis4" style:display-name="60% - Énfasis4" style:family="table-cell" style:parent-style-name="Default" style:data-style-name="N0">
      <style:table-cell-properties fo:background-color="#800080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Énfasis5" style:display-name="60% - Énfasis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" style:font-size-asian="11pt" style:font-name-complex="Calibri" style:font-size-complex="11pt"/>
    </style:style>
    <style:style style:name="_36_0_25__20_-_20_Énfasis6" style:display-name="60% - Énfasis6" style:family="table-cell" style:parent-style-name="Default" style:data-style-name="N0">
      <style:table-cell-properties fo:background-color="#ff990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1" style:family="table-cell" style:parent-style-name="Default" style:data-style-name="N0">
      <style:table-cell-properties fo:background-color="#333399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2" style:family="table-cell" style:parent-style-name="Default" style:data-style-name="N0">
      <style:table-cell-properties fo:background-color="#ff000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3" style:family="table-cell" style:parent-style-name="Default" style:data-style-name="N0">
      <style:table-cell-properties fo:background-color="#33996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4" style:family="table-cell" style:parent-style-name="Default" style:data-style-name="N0">
      <style:table-cell-properties fo:background-color="#80008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6" style:family="table-cell" style:parent-style-name="Default" style:data-style-name="N0">
      <style:table-cell-properties fo:background-color="#ff6600"/>
      <style:text-properties fo:color="#ffffff" style:font-name="Calibri" fo:font-size="11pt" style:font-name-asian="Calibri" style:font-size-asian="11pt" style:font-name-complex="Calibri" style:font-size-complex="11pt"/>
    </style:style>
    <style:style style:name="Akzent1" style:family="table-cell" style:parent-style-name="Default" style:data-style-name="N0">
      <style:table-cell-properties fo:background-color="#4f81bd"/>
      <style:text-properties fo:color="#ffffff" style:font-name="Calibri" fo:font-size="11pt" style:font-name-asian="Calibri" style:font-size-asian="11pt" style:font-name-complex="Calibri" style:font-size-complex="11pt"/>
    </style:style>
    <style:style style:name="Akzent2" style:family="table-cell" style:parent-style-name="Default" style:data-style-name="N0">
      <style:table-cell-properties fo:background-color="#c0504d"/>
      <style:text-properties fo:color="#ffffff" style:font-name="Calibri" fo:font-size="11pt" style:font-name-asian="Calibri" style:font-size-asian="11pt" style:font-name-complex="Calibri" style:font-size-complex="11pt"/>
    </style:style>
    <style:style style:name="Akzent3" style:family="table-cell" style:parent-style-name="Default" style:data-style-name="N0">
      <style:table-cell-properties fo:background-color="#9bbb59"/>
      <style:text-properties fo:color="#ffffff" style:font-name="Calibri" fo:font-size="11pt" style:font-name-asian="Calibri" style:font-size-asian="11pt" style:font-name-complex="Calibri" style:font-size-complex="11pt"/>
    </style:style>
    <style:style style:name="Akzent4" style:family="table-cell" style:parent-style-name="Default" style:data-style-name="N0">
      <style:table-cell-properties fo:background-color="#8064a2"/>
      <style:text-properties fo:color="#ffffff" style:font-name="Calibri" fo:font-size="11pt" style:font-name-asian="Calibri" style:font-size-asian="11pt" style:font-name-complex="Calibri" style:font-size-complex="11pt"/>
    </style:style>
    <style:style style:name="Akzent5" style:family="table-cell" style:parent-style-name="Default" style:data-style-name="N0">
      <style:table-cell-properties fo:background-color="#4bacc6"/>
      <style:text-properties fo:color="#ffffff" style:font-name="Calibri" fo:font-size="11pt" style:font-name-asian="Calibri" style:font-size-asian="11pt" style:font-name-complex="Calibri" style:font-size-complex="11pt"/>
    </style:style>
    <style:style style:name="Akzent6" style:family="table-cell" style:parent-style-name="Default" style:data-style-name="N0">
      <style:table-cell-properties fo:background-color="#f79646"/>
      <style:text-properties fo:color="#ffffff" style:font-name="Calibri" fo:font-size="11pt" style:font-name-asian="Calibri" style:font-size-asian="11pt" style:font-name-complex="Calibri" style:font-size-complex="11pt"/>
    </style:style>
    <style:style style:name="Avertissement" style:family="table-cell" style:parent-style-name="Default" style:data-style-name="N0">
      <style:text-properties fo:color="#ff0000" style:font-name="Calibri" fo:font-size="11pt" style:font-name-asian="Calibri" style:font-size-asian="11pt" style:font-name-complex="Calibri" style:font-size-complex="11pt"/>
    </style:style>
    <style:style style:name="Bad" style:family="table-cell" style:parent-style-name="Default" style:data-style-name="N0">
      <style:table-cell-properties fo:background-color="#ff99cc"/>
      <style:text-properties fo:color="#800080" style:font-name="Calibri" fo:font-size="11pt" style:font-name-asian="Calibri" style:font-size-asian="11pt" style:font-name-complex="Calibri" style:font-size-complex="11pt"/>
    </style:style>
    <style:style style:name="Buena" style:family="table-cell" style:parent-style-name="Default" style:data-style-name="N0">
      <style:table-cell-properties fo:background-color="#ccffcc"/>
      <style:text-properties fo:color="#008000" style:font-name="Calibri" fo:font-size="11pt" style:font-name-asian="Calibri" style:font-size-asian="11pt" style:font-name-complex="Calibri" style:font-size-complex="11pt"/>
    </style:style>
    <style:style style:name="Calcul" style:family="table-cell" style:parent-style-name="Default" style:data-style-name="N0">
      <style:table-cell-properties fo:background-color="#c0c0c0" fo:border="0.06pt solid #808080"/>
      <style:text-properties fo:color="#ff99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6pt solid #333333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size="11pt" style:font-name-asian="Calibri" style:font-size-asian="11pt" style:font-name-complex="Calibri" style:font-size-complex="11pt"/>
    </style:style>
    <style:style style:name="Cellule_20_liée" style:display-name="Cellule liée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size="11pt" style:font-name-asian="Calibri" style:font-size-asian="11pt" style:font-name-complex="Calibri" style:font-size-complex="11pt"/>
    </style:style>
    <style:style style:name="Commentaire" style:family="table-cell" style:parent-style-name="Default" style:data-style-name="N0">
      <style:table-cell-properties fo:background-color="#ffffcc" fo:border="0.06pt solid #c0c0c0"/>
    </style:style>
    <style:style style:name="Commentaire_20_10" style:display-name="Commentaire 10" style:family="table-cell" style:parent-style-name="Default" style:data-style-name="N0">
      <style:table-cell-properties fo:background-color="#ffffcc" fo:border="0.06pt solid #c0c0c0"/>
    </style:style>
    <style:style style:name="Commentaire_20_11" style:display-name="Commentaire 11" style:family="table-cell" style:parent-style-name="Default" style:data-style-name="N0">
      <style:table-cell-properties fo:background-color="#ffffcc" fo:border="0.06pt solid #c0c0c0"/>
    </style:style>
    <style:style style:name="Commentaire_20_12" style:display-name="Commentaire 12" style:family="table-cell" style:parent-style-name="Default" style:data-style-name="N0">
      <style:table-cell-properties fo:background-color="#ffffcc" fo:border="0.06pt solid #c0c0c0"/>
    </style:style>
    <style:style style:name="Commentaire_20_13" style:display-name="Commentaire 13" style:family="table-cell" style:parent-style-name="Default" style:data-style-name="N0">
      <style:table-cell-properties fo:background-color="#ffffcc" fo:border="0.06pt solid #c0c0c0"/>
    </style:style>
    <style:style style:name="Commentaire_20_14" style:display-name="Commentaire 14" style:family="table-cell" style:parent-style-name="Default" style:data-style-name="N0">
      <style:table-cell-properties fo:background-color="#ffffcc" fo:border="0.06pt solid #c0c0c0"/>
    </style:style>
    <style:style style:name="Commentaire_20_15" style:display-name="Commentaire 15" style:family="table-cell" style:parent-style-name="Default" style:data-style-name="N0">
      <style:table-cell-properties fo:background-color="#ffffcc" fo:border="0.06pt solid #c0c0c0"/>
    </style:style>
    <style:style style:name="Commentaire_20_16" style:display-name="Commentaire 16" style:family="table-cell" style:parent-style-name="Default" style:data-style-name="N0">
      <style:table-cell-properties fo:background-color="#ffffcc" fo:border="0.06pt solid #c0c0c0"/>
    </style:style>
    <style:style style:name="Commentaire_20_17" style:display-name="Commentaire 17" style:family="table-cell" style:parent-style-name="Default" style:data-style-name="N0">
      <style:table-cell-properties fo:background-color="#ffffcc" fo:border="0.06pt solid #c0c0c0"/>
    </style:style>
    <style:style style:name="Commentaire_20_18" style:display-name="Commentaire 18" style:family="table-cell" style:parent-style-name="Default" style:data-style-name="N0">
      <style:table-cell-properties fo:background-color="#ffffcc" fo:border="0.06pt solid #c0c0c0"/>
    </style:style>
    <style:style style:name="Commentaire_20_19" style:display-name="Commentaire 19" style:family="table-cell" style:parent-style-name="Default" style:data-style-name="N0">
      <style:table-cell-properties fo:background-color="#ffffcc" fo:border="0.06pt solid #c0c0c0"/>
    </style:style>
    <style:style style:name="Commentaire_20_2" style:display-name="Commentaire 2" style:family="table-cell" style:parent-style-name="Default" style:data-style-name="N0">
      <style:table-cell-properties fo:background-color="#ffffcc" fo:border="0.06pt solid #c0c0c0"/>
    </style:style>
    <style:style style:name="Commentaire_20_20" style:display-name="Commentaire 20" style:family="table-cell" style:parent-style-name="Default" style:data-style-name="N0">
      <style:table-cell-properties fo:background-color="#ffffcc" fo:border="0.06pt solid #c0c0c0"/>
    </style:style>
    <style:style style:name="Commentaire_20_21" style:display-name="Commentaire 21" style:family="table-cell" style:parent-style-name="Default" style:data-style-name="N0">
      <style:table-cell-properties fo:background-color="#ffffcc" fo:border="0.06pt solid #c0c0c0"/>
    </style:style>
    <style:style style:name="Commentaire_20_22" style:display-name="Commentaire 22" style:family="table-cell" style:parent-style-name="Default" style:data-style-name="N0">
      <style:table-cell-properties fo:background-color="#ffffcc" fo:border="0.06pt solid #c0c0c0"/>
    </style:style>
    <style:style style:name="Commentaire_20_23" style:display-name="Commentaire 23" style:family="table-cell" style:parent-style-name="Default" style:data-style-name="N0">
      <style:table-cell-properties fo:background-color="#ffffcc" fo:border="0.06pt solid #c0c0c0"/>
    </style:style>
    <style:style style:name="Commentaire_20_24" style:display-name="Commentaire 24" style:family="table-cell" style:parent-style-name="Default" style:data-style-name="N0">
      <style:table-cell-properties fo:background-color="#ffffcc" fo:border="0.06pt solid #c0c0c0"/>
    </style:style>
    <style:style style:name="Commentaire_20_25" style:display-name="Commentaire 25" style:family="table-cell" style:parent-style-name="Default" style:data-style-name="N0">
      <style:table-cell-properties fo:background-color="#ffffcc" fo:border="0.06pt solid #c0c0c0"/>
    </style:style>
    <style:style style:name="Commentaire_20_26" style:display-name="Commentaire 26" style:family="table-cell" style:parent-style-name="Default" style:data-style-name="N0">
      <style:table-cell-properties fo:background-color="#ffffcc" fo:border="0.06pt solid #c0c0c0"/>
    </style:style>
    <style:style style:name="Commentaire_20_27" style:display-name="Commentaire 27" style:family="table-cell" style:parent-style-name="Default" style:data-style-name="N0">
      <style:table-cell-properties fo:background-color="#ffffcc" fo:border="0.06pt solid #c0c0c0"/>
    </style:style>
    <style:style style:name="Commentaire_20_28" style:display-name="Commentaire 28" style:family="table-cell" style:parent-style-name="Default" style:data-style-name="N0">
      <style:table-cell-properties fo:background-color="#ffffcc" fo:border="0.06pt solid #c0c0c0"/>
    </style:style>
    <style:style style:name="Commentaire_20_29" style:display-name="Commentaire 29" style:family="table-cell" style:parent-style-name="Default" style:data-style-name="N0">
      <style:table-cell-properties fo:background-color="#ffffcc" fo:border="0.06pt solid #c0c0c0"/>
    </style:style>
    <style:style style:name="Commentaire_20_3" style:display-name="Commentaire 3" style:family="table-cell" style:parent-style-name="Default" style:data-style-name="N0">
      <style:table-cell-properties fo:background-color="#ffffcc" fo:border="0.06pt solid #c0c0c0"/>
    </style:style>
    <style:style style:name="Commentaire_20_30" style:display-name="Commentaire 30" style:family="table-cell" style:parent-style-name="Default" style:data-style-name="N0">
      <style:table-cell-properties fo:background-color="#ffffcc" fo:border="0.06pt solid #c0c0c0"/>
    </style:style>
    <style:style style:name="Commentaire_20_4" style:display-name="Commentaire 4" style:family="table-cell" style:parent-style-name="Default" style:data-style-name="N0">
      <style:table-cell-properties fo:background-color="#ffffcc" fo:border="0.06pt solid #c0c0c0"/>
    </style:style>
    <style:style style:name="Commentaire_20_5" style:display-name="Commentaire 5" style:family="table-cell" style:parent-style-name="Default" style:data-style-name="N0">
      <style:table-cell-properties fo:background-color="#ffffcc" fo:border="0.06pt solid #c0c0c0"/>
    </style:style>
    <style:style style:name="Commentaire_20_6" style:display-name="Commentaire 6" style:family="table-cell" style:parent-style-name="Default" style:data-style-name="N0">
      <style:table-cell-properties fo:background-color="#ffffcc" fo:border="0.06pt solid #c0c0c0"/>
    </style:style>
    <style:style style:name="Commentaire_20_7" style:display-name="Commentaire 7" style:family="table-cell" style:parent-style-name="Default" style:data-style-name="N0">
      <style:table-cell-properties fo:background-color="#ffffcc" fo:border="0.06pt solid #c0c0c0"/>
    </style:style>
    <style:style style:name="Commentaire_20_8" style:display-name="Commentaire 8" style:family="table-cell" style:parent-style-name="Default" style:data-style-name="N0">
      <style:table-cell-properties fo:background-color="#ffffcc" fo:border="0.06pt solid #c0c0c0"/>
    </style:style>
    <style:style style:name="Commentaire_20_9" style:display-name="Commentaire 9" style:family="table-cell" style:parent-style-name="Default" style:data-style-name="N0">
      <style:table-cell-properties fo:background-color="#ffffcc" fo:border="0.06pt solid #c0c0c0"/>
    </style:style>
    <style:style style:name="Encabezado_20_4" style:display-name="Encabezado 4" style:family="table-cell" style:parent-style-name="Default" style:data-style-name="N0">
      <style:text-properties fo:color="#003366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Énfasis1" style:family="table-cell" style:parent-style-name="Default" style:data-style-name="N0">
      <style:table-cell-properties fo:background-color="#333399"/>
      <style:text-properties fo:color="#ffffff" style:font-name="Calibri" fo:font-size="11pt" style:font-name-asian="Calibri" style:font-size-asian="11pt" style:font-name-complex="Calibri" style:font-size-complex="11pt"/>
    </style:style>
    <style:style style:name="Énfasis2" style:family="table-cell" style:parent-style-name="Default" style:data-style-name="N0">
      <style:table-cell-properties fo:background-color="#ff0000"/>
      <style:text-properties fo:color="#ffffff" style:font-name="Calibri" fo:font-size="11pt" style:font-name-asian="Calibri" style:font-size-asian="11pt" style:font-name-complex="Calibri" style:font-size-complex="11pt"/>
    </style:style>
    <style:style style:name="Énfasis3" style:family="table-cell" style:parent-style-name="Default" style:data-style-name="N0">
      <style:table-cell-properties fo:background-color="#339966"/>
      <style:text-properties fo:color="#ffffff" style:font-name="Calibri" fo:font-size="11pt" style:font-name-asian="Calibri" style:font-size-asian="11pt" style:font-name-complex="Calibri" style:font-size-complex="11pt"/>
    </style:style>
    <style:style style:name="Énfasis4" style:family="table-cell" style:parent-style-name="Default" style:data-style-name="N0">
      <style:table-cell-properties fo:background-color="#800080"/>
      <style:text-properties fo:color="#ffffff" style:font-name="Calibri" fo:font-size="11pt" style:font-name-asian="Calibri" style:font-size-asian="11pt" style:font-name-complex="Calibri" style:font-size-complex="11pt"/>
    </style:style>
    <style:style style:name="Énfasis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" style:font-size-asian="11pt" style:font-name-complex="Calibri" style:font-size-complex="11pt"/>
    </style:style>
    <style:style style:name="Énfasis6" style:family="table-cell" style:parent-style-name="Default" style:data-style-name="N0">
      <style:table-cell-properties fo:background-color="#ff6600"/>
      <style:text-properties fo:color="#ffffff" style:font-name="Calibri" fo:font-size="11pt" style:font-name-asian="Calibri" style:font-size-asian="11pt" style:font-name-complex="Calibri" style:font-size-complex="11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size="11pt" style:font-name-asian="Calibri" style:font-size-asian="11pt" style:font-name-complex="Calibri" style:font-size-complex="11pt"/>
    </style:style>
    <style:style style:name="Entrée" style:family="table-cell" style:parent-style-name="Default" style:data-style-name="N0">
      <style:table-cell-properties fo:background-color="#ffcc99" fo:border="0.06pt solid #808080"/>
      <style:text-properties fo:color="#333399" style:font-name="Calibri" fo:font-size="11pt" style:font-name-asian="Calibri" style:font-size-asian="11pt" style:font-name-complex="Calibri" style:font-size-complex="11pt"/>
    </style:style>
    <style:style style:name="Ergebnis" style:family="table-cell" style:parent-style-name="Default" style:data-style-name="N0">
      <style:table-cell-properties fo:border-bottom="0.06pt solid #4f81bd" fo:border-left="none" fo:border-right="none" fo:border-top="0.06pt solid #4f81bd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rklärender_20_Text" style:display-name="Erklärender Text" style:family="table-cell" style:parent-style-name="Default" style:data-style-name="N0">
      <style:text-properties fo:color="#7f7f7f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Euro" style:family="table-cell" style:parent-style-name="Default" style:data-style-name="N121"/>
    <style:style style:name="Euro_20_10" style:display-name="Euro 10" style:family="table-cell" style:parent-style-name="Default" style:data-style-name="N121"/>
    <style:style style:name="Euro_20_11" style:display-name="Euro 11" style:family="table-cell" style:parent-style-name="Default" style:data-style-name="N121"/>
    <style:style style:name="Euro_20_12" style:display-name="Euro 12" style:family="table-cell" style:parent-style-name="Default" style:data-style-name="N121"/>
    <style:style style:name="Euro_20_13" style:display-name="Euro 13" style:family="table-cell" style:parent-style-name="Default" style:data-style-name="N121"/>
    <style:style style:name="Euro_20_14" style:display-name="Euro 14" style:family="table-cell" style:parent-style-name="Default" style:data-style-name="N121"/>
    <style:style style:name="Euro_20_15" style:display-name="Euro 15" style:family="table-cell" style:parent-style-name="Default" style:data-style-name="N121"/>
    <style:style style:name="Euro_20_16" style:display-name="Euro 16" style:family="table-cell" style:parent-style-name="Default" style:data-style-name="N121"/>
    <style:style style:name="Euro_20_17" style:display-name="Euro 17" style:family="table-cell" style:parent-style-name="Default" style:data-style-name="N121"/>
    <style:style style:name="Euro_20_18" style:display-name="Euro 18" style:family="table-cell" style:parent-style-name="Default" style:data-style-name="N121"/>
    <style:style style:name="Euro_20_19" style:display-name="Euro 19" style:family="table-cell" style:parent-style-name="Default" style:data-style-name="N121"/>
    <style:style style:name="Euro_20_2" style:display-name="Euro 2" style:family="table-cell" style:parent-style-name="Default" style:data-style-name="N121"/>
    <style:style style:name="Euro_20_20" style:display-name="Euro 20" style:family="table-cell" style:parent-style-name="Default" style:data-style-name="N121"/>
    <style:style style:name="Euro_20_21" style:display-name="Euro 21" style:family="table-cell" style:parent-style-name="Default" style:data-style-name="N121"/>
    <style:style style:name="Euro_20_22" style:display-name="Euro 22" style:family="table-cell" style:parent-style-name="Default" style:data-style-name="N121"/>
    <style:style style:name="Euro_20_23" style:display-name="Euro 23" style:family="table-cell" style:parent-style-name="Default" style:data-style-name="N121"/>
    <style:style style:name="Euro_20_24" style:display-name="Euro 24" style:family="table-cell" style:parent-style-name="Default" style:data-style-name="N121"/>
    <style:style style:name="Euro_20_25" style:display-name="Euro 25" style:family="table-cell" style:parent-style-name="Default" style:data-style-name="N121"/>
    <style:style style:name="Euro_20_26" style:display-name="Euro 26" style:family="table-cell" style:parent-style-name="Default" style:data-style-name="N121"/>
    <style:style style:name="Euro_20_27" style:display-name="Euro 27" style:family="table-cell" style:parent-style-name="Default" style:data-style-name="N121"/>
    <style:style style:name="Euro_20_28" style:display-name="Euro 28" style:family="table-cell" style:parent-style-name="Default" style:data-style-name="N121"/>
    <style:style style:name="Euro_20_29" style:display-name="Euro 29" style:family="table-cell" style:parent-style-name="Default" style:data-style-name="N121"/>
    <style:style style:name="Euro_20_3" style:display-name="Euro 3" style:family="table-cell" style:parent-style-name="Default" style:data-style-name="N121"/>
    <style:style style:name="Euro_20_30" style:display-name="Euro 30" style:family="table-cell" style:parent-style-name="Default" style:data-style-name="N121"/>
    <style:style style:name="Euro_20_4" style:display-name="Euro 4" style:family="table-cell" style:parent-style-name="Default" style:data-style-name="N121"/>
    <style:style style:name="Euro_20_5" style:display-name="Euro 5" style:family="table-cell" style:parent-style-name="Default" style:data-style-name="N121"/>
    <style:style style:name="Euro_20_6" style:display-name="Euro 6" style:family="table-cell" style:parent-style-name="Default" style:data-style-name="N121"/>
    <style:style style:name="Euro_20_7" style:display-name="Euro 7" style:family="table-cell" style:parent-style-name="Default" style:data-style-name="N121"/>
    <style:style style:name="Euro_20_8" style:display-name="Euro 8" style:family="table-cell" style:parent-style-name="Default" style:data-style-name="N121"/>
    <style:style style:name="Euro_20_9" style:display-name="Euro 9" style:family="table-cell" style:parent-style-name="Default" style:data-style-name="N121"/>
    <style:style style:name="Explanatory_20_Text" style:display-name="Explanatory Text" style:family="table-cell" style:parent-style-name="Default" style:data-style-name="N0">
      <style:text-properties fo:color="#808080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Good" style:family="table-cell" style:parent-style-name="Default" style:data-style-name="N0">
      <style:table-cell-properties fo:background-color="#ccffcc"/>
      <style:text-properties fo:color="#008000" style:font-name="Calibri" fo:font-size="11pt" style:font-name-asian="Calibri" style:font-size-asian="11pt" style:font-name-complex="Calibri" style:font-size-complex="11pt"/>
    </style:style>
    <style:style style:name="Gut" style:family="table-cell" style:parent-style-name="Default" style:data-style-name="N0">
      <style:table-cell-properties fo:background-color="#c6efce"/>
      <style:text-properties fo:color="#006100" style:font-name="Calibri" fo:font-size="11pt" style:font-name-asian="Calibri" style:font-size-asian="11pt" style:font-name-complex="Calibri" style:font-size-complex="11pt"/>
    </style:style>
    <style:style style:name="Heading_20_1" style:display-name="Heading 1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003366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Incorrecto" style:family="table-cell" style:parent-style-name="Default" style:data-style-name="N0">
      <style:table-cell-properties fo:background-color="#ff99cc"/>
      <style:text-properties fo:color="#800080" style:font-name="Calibri" fo:font-size="11pt" style:font-name-asian="Calibri" style:font-size-asian="11pt" style:font-name-complex="Calibri" style:font-size-complex="11pt"/>
    </style:style>
    <style:style style:name="Insatisfaisant" style:family="table-cell" style:parent-style-name="Default" style:data-style-name="N0">
      <style:table-cell-properties fo:background-color="#ff99cc"/>
      <style:text-properties fo:color="#800080" style:font-name="Calibri" fo:font-size="11pt" style:font-name-asian="Calibri" style:font-size-asian="11pt" style:font-name-complex="Calibri" style:font-size-complex="11pt"/>
    </style:style>
    <style:style style:name="Neutral" style:family="table-cell" style:parent-style-name="Default" style:data-style-name="N0">
      <style:table-cell-properties fo:background-color="#ffff99"/>
      <style:text-properties fo:color="#993300" style:font-name="Calibri" fo:font-size="11pt" style:font-name-asian="Calibri" style:font-size-asian="11pt" style:font-name-complex="Calibri" style:font-size-complex="11pt"/>
    </style:style>
    <style:style style:name="Neutre" style:family="table-cell" style:parent-style-name="Default" style:data-style-name="N0">
      <style:table-cell-properties fo:background-color="#ffff99"/>
      <style:text-properties fo:color="#993300" style:font-name="Calibri" fo:font-size="11pt" style:font-name-asian="Calibri" style:font-size-asian="11pt" style:font-name-complex="Calibri" style:font-size-complex="11pt"/>
    </style:style>
    <style:style style:name="Normal_5f_Hoja1" style:display-name="Normal_Hoja1" style:family="table-cell" style:parent-style-name="Default" style:data-style-name="N0">
      <style:table-cell-properties fo:background-color="transparent" style:vertical-align="automatic"/>
    </style:style>
    <style:style style:name="Normal_5f_Hoja1_20_10" style:display-name="Normal_Hoja1 10" style:family="table-cell" style:parent-style-name="Default" style:data-style-name="N0">
      <style:table-cell-properties fo:background-color="transparent" style:vertical-align="automatic"/>
    </style:style>
    <style:style style:name="Normal_5f_Hoja1_20_13" style:display-name="Normal_Hoja1 13" style:family="table-cell" style:parent-style-name="Default" style:data-style-name="N0">
      <style:table-cell-properties fo:background-color="transparent" style:vertical-align="automatic"/>
    </style:style>
    <style:style style:name="Normal_5f_Hoja1_20_15" style:display-name="Normal_Hoja1 15" style:family="table-cell" style:parent-style-name="Default" style:data-style-name="N0">
      <style:table-cell-properties fo:background-color="transparent" style:vertical-align="automatic"/>
    </style:style>
    <style:style style:name="Normal_5f_Hoja1_20_16" style:display-name="Normal_Hoja1 16" style:family="table-cell" style:parent-style-name="Default" style:data-style-name="N0">
      <style:table-cell-properties fo:background-color="transparent" style:vertical-align="automatic"/>
    </style:style>
    <style:style style:name="Normal_5f_Hoja1_20_41" style:display-name="Normal_Hoja1 41" style:family="table-cell" style:parent-style-name="Default" style:data-style-name="N0">
      <style:table-cell-properties fo:background-color="transparent" style:vertical-align="automatic"/>
    </style:style>
    <style:style style:name="Normal_5f_Hoja1_20_43" style:display-name="Normal_Hoja1 43" style:family="table-cell" style:parent-style-name="Default" style:data-style-name="N0">
      <style:table-cell-properties fo:background-color="transparent" style:vertical-align="automatic"/>
    </style:style>
    <style:style style:name="Normal_5f_Hoja1_20_48" style:display-name="Normal_Hoja1 48" style:family="table-cell" style:parent-style-name="Default" style:data-style-name="N0">
      <style:table-cell-properties fo:background-color="transparent" style:vertical-align="automatic"/>
    </style:style>
    <style:style style:name="Normal_5f_Hoja1_20_51" style:display-name="Normal_Hoja1 51" style:family="table-cell" style:parent-style-name="Default" style:data-style-name="N0">
      <style:table-cell-properties fo:background-color="transparent" style:vertical-align="automatic"/>
    </style:style>
    <style:style style:name="Normal_5f_Hoja1_20_57" style:display-name="Normal_Hoja1 57" style:family="table-cell" style:parent-style-name="Default" style:data-style-name="N0">
      <style:table-cell-properties fo:background-color="transparent" style:vertical-align="automatic"/>
    </style:style>
    <style:style style:name="Normal_5f_Hoja1_20_74" style:display-name="Normal_Hoja1 74" style:family="table-cell" style:parent-style-name="Default" style:data-style-name="N0">
      <style:table-cell-properties fo:background-color="transparent" style:vertical-align="automatic"/>
    </style:style>
    <style:style style:name="Normal_5f_Hoja1_20_81" style:display-name="Normal_Hoja1 81" style:family="table-cell" style:parent-style-name="Default" style:data-style-name="N0">
      <style:table-cell-properties fo:background-color="transparent" style:vertical-align="automatic"/>
    </style:style>
    <style:style style:name="Normal_5f_Hoja1_20_85" style:display-name="Normal_Hoja1 85" style:family="table-cell" style:parent-style-name="Default" style:data-style-name="N0">
      <style:table-cell-properties fo:background-color="transparent" style:vertical-align="automatic"/>
    </style:style>
    <style:style style:name="Normal_5f_Hoja1_20_88" style:display-name="Normal_Hoja1 88" style:family="table-cell" style:parent-style-name="Default" style:data-style-name="N0">
      <style:table-cell-properties fo:background-color="transparent" style:vertical-align="automatic"/>
    </style:style>
    <style:style style:name="Notas" style:family="table-cell" style:parent-style-name="Default" style:data-style-name="N0">
      <style:table-cell-properties fo:background-color="#ffffcc" fo:border="0.06pt solid #c0c0c0"/>
    </style:style>
    <style:style style:name="Notas_20_10" style:display-name="Notas 10" style:family="table-cell" style:parent-style-name="Default" style:data-style-name="N0">
      <style:table-cell-properties fo:background-color="#ffffcc" fo:border="0.06pt solid #c0c0c0"/>
    </style:style>
    <style:style style:name="Notas_20_11" style:display-name="Notas 11" style:family="table-cell" style:parent-style-name="Default" style:data-style-name="N0">
      <style:table-cell-properties fo:background-color="#ffffcc" fo:border="0.06pt solid #c0c0c0"/>
    </style:style>
    <style:style style:name="Notas_20_12" style:display-name="Notas 12" style:family="table-cell" style:parent-style-name="Default" style:data-style-name="N0">
      <style:table-cell-properties fo:background-color="#ffffcc" fo:border="0.06pt solid #c0c0c0"/>
    </style:style>
    <style:style style:name="Notas_20_13" style:display-name="Notas 13" style:family="table-cell" style:parent-style-name="Default" style:data-style-name="N0">
      <style:table-cell-properties fo:background-color="#ffffcc" fo:border="0.06pt solid #c0c0c0"/>
    </style:style>
    <style:style style:name="Notas_20_14" style:display-name="Notas 14" style:family="table-cell" style:parent-style-name="Default" style:data-style-name="N0">
      <style:table-cell-properties fo:background-color="#ffffcc" fo:border="0.06pt solid #c0c0c0"/>
    </style:style>
    <style:style style:name="Notas_20_15" style:display-name="Notas 15" style:family="table-cell" style:parent-style-name="Default" style:data-style-name="N0">
      <style:table-cell-properties fo:background-color="#ffffcc" fo:border="0.06pt solid #c0c0c0"/>
    </style:style>
    <style:style style:name="Notas_20_16" style:display-name="Notas 16" style:family="table-cell" style:parent-style-name="Default" style:data-style-name="N0">
      <style:table-cell-properties fo:background-color="#ffffcc" fo:border="0.06pt solid #c0c0c0"/>
    </style:style>
    <style:style style:name="Notas_20_17" style:display-name="Notas 17" style:family="table-cell" style:parent-style-name="Default" style:data-style-name="N0">
      <style:table-cell-properties fo:background-color="#ffffcc" fo:border="0.06pt solid #c0c0c0"/>
    </style:style>
    <style:style style:name="Notas_20_18" style:display-name="Notas 18" style:family="table-cell" style:parent-style-name="Default" style:data-style-name="N0">
      <style:table-cell-properties fo:background-color="#ffffcc" fo:border="0.06pt solid #c0c0c0"/>
    </style:style>
    <style:style style:name="Notas_20_19" style:display-name="Notas 19" style:family="table-cell" style:parent-style-name="Default" style:data-style-name="N0">
      <style:table-cell-properties fo:background-color="#ffffcc" fo:border="0.06pt solid #c0c0c0"/>
    </style:style>
    <style:style style:name="Notas_20_2" style:display-name="Notas 2" style:family="table-cell" style:parent-style-name="Default" style:data-style-name="N0">
      <style:table-cell-properties fo:background-color="#ffffcc" fo:border="0.06pt solid #c0c0c0"/>
    </style:style>
    <style:style style:name="Notas_20_20" style:display-name="Notas 20" style:family="table-cell" style:parent-style-name="Default" style:data-style-name="N0">
      <style:table-cell-properties fo:background-color="#ffffcc" fo:border="0.06pt solid #c0c0c0"/>
    </style:style>
    <style:style style:name="Notas_20_21" style:display-name="Notas 21" style:family="table-cell" style:parent-style-name="Default" style:data-style-name="N0">
      <style:table-cell-properties fo:background-color="#ffffcc" fo:border="0.06pt solid #c0c0c0"/>
    </style:style>
    <style:style style:name="Notas_20_22" style:display-name="Notas 22" style:family="table-cell" style:parent-style-name="Default" style:data-style-name="N0">
      <style:table-cell-properties fo:background-color="#ffffcc" fo:border="0.06pt solid #c0c0c0"/>
    </style:style>
    <style:style style:name="Notas_20_23" style:display-name="Notas 23" style:family="table-cell" style:parent-style-name="Default" style:data-style-name="N0">
      <style:table-cell-properties fo:background-color="#ffffcc" fo:border="0.06pt solid #c0c0c0"/>
    </style:style>
    <style:style style:name="Notas_20_24" style:display-name="Notas 24" style:family="table-cell" style:parent-style-name="Default" style:data-style-name="N0">
      <style:table-cell-properties fo:background-color="#ffffcc" fo:border="0.06pt solid #c0c0c0"/>
    </style:style>
    <style:style style:name="Notas_20_25" style:display-name="Notas 25" style:family="table-cell" style:parent-style-name="Default" style:data-style-name="N0">
      <style:table-cell-properties fo:background-color="#ffffcc" fo:border="0.06pt solid #c0c0c0"/>
    </style:style>
    <style:style style:name="Notas_20_26" style:display-name="Notas 26" style:family="table-cell" style:parent-style-name="Default" style:data-style-name="N0">
      <style:table-cell-properties fo:background-color="#ffffcc" fo:border="0.06pt solid #c0c0c0"/>
    </style:style>
    <style:style style:name="Notas_20_27" style:display-name="Notas 27" style:family="table-cell" style:parent-style-name="Default" style:data-style-name="N0">
      <style:table-cell-properties fo:background-color="#ffffcc" fo:border="0.06pt solid #c0c0c0"/>
    </style:style>
    <style:style style:name="Notas_20_28" style:display-name="Notas 28" style:family="table-cell" style:parent-style-name="Default" style:data-style-name="N0">
      <style:table-cell-properties fo:background-color="#ffffcc" fo:border="0.06pt solid #c0c0c0"/>
    </style:style>
    <style:style style:name="Notas_20_29" style:display-name="Notas 29" style:family="table-cell" style:parent-style-name="Default" style:data-style-name="N0">
      <style:table-cell-properties fo:background-color="#ffffcc" fo:border="0.06pt solid #c0c0c0"/>
    </style:style>
    <style:style style:name="Notas_20_3" style:display-name="Notas 3" style:family="table-cell" style:parent-style-name="Default" style:data-style-name="N0">
      <style:table-cell-properties fo:background-color="#ffffcc" fo:border="0.06pt solid #c0c0c0"/>
    </style:style>
    <style:style style:name="Notas_20_30" style:display-name="Notas 30" style:family="table-cell" style:parent-style-name="Default" style:data-style-name="N0">
      <style:table-cell-properties fo:background-color="#ffffcc" fo:border="0.06pt solid #c0c0c0"/>
    </style:style>
    <style:style style:name="Notas_20_4" style:display-name="Notas 4" style:family="table-cell" style:parent-style-name="Default" style:data-style-name="N0">
      <style:table-cell-properties fo:background-color="#ffffcc" fo:border="0.06pt solid #c0c0c0"/>
    </style:style>
    <style:style style:name="Notas_20_5" style:display-name="Notas 5" style:family="table-cell" style:parent-style-name="Default" style:data-style-name="N0">
      <style:table-cell-properties fo:background-color="#ffffcc" fo:border="0.06pt solid #c0c0c0"/>
    </style:style>
    <style:style style:name="Notas_20_6" style:display-name="Notas 6" style:family="table-cell" style:parent-style-name="Default" style:data-style-name="N0">
      <style:table-cell-properties fo:background-color="#ffffcc" fo:border="0.06pt solid #c0c0c0"/>
    </style:style>
    <style:style style:name="Notas_20_7" style:display-name="Notas 7" style:family="table-cell" style:parent-style-name="Default" style:data-style-name="N0">
      <style:table-cell-properties fo:background-color="#ffffcc" fo:border="0.06pt solid #c0c0c0"/>
    </style:style>
    <style:style style:name="Notas_20_8" style:display-name="Notas 8" style:family="table-cell" style:parent-style-name="Default" style:data-style-name="N0">
      <style:table-cell-properties fo:background-color="#ffffcc" fo:border="0.06pt solid #c0c0c0"/>
    </style:style>
    <style:style style:name="Notas_20_9" style:display-name="Notas 9" style:family="table-cell" style:parent-style-name="Default" style:data-style-name="N0">
      <style:table-cell-properties fo:background-color="#ffffcc" fo:border="0.06pt solid #c0c0c0"/>
    </style:style>
    <style:style style:name="Note_20_10" style:display-name="Note 10" style:family="table-cell" style:parent-style-name="Default" style:data-style-name="N0">
      <style:table-cell-properties fo:background-color="#ffffcc" fo:border="0.06pt solid #c0c0c0"/>
    </style:style>
    <style:style style:name="Note_20_11" style:display-name="Note 11" style:family="table-cell" style:parent-style-name="Default" style:data-style-name="N0">
      <style:table-cell-properties fo:background-color="#ffffcc" fo:border="0.06pt solid #c0c0c0"/>
    </style:style>
    <style:style style:name="Note_20_12" style:display-name="Note 12" style:family="table-cell" style:parent-style-name="Default" style:data-style-name="N0">
      <style:table-cell-properties fo:background-color="#ffffcc" fo:border="0.06pt solid #c0c0c0"/>
    </style:style>
    <style:style style:name="Note_20_13" style:display-name="Note 13" style:family="table-cell" style:parent-style-name="Default" style:data-style-name="N0">
      <style:table-cell-properties fo:background-color="#ffffcc" fo:border="0.06pt solid #c0c0c0"/>
    </style:style>
    <style:style style:name="Note_20_14" style:display-name="Note 14" style:family="table-cell" style:parent-style-name="Default" style:data-style-name="N0">
      <style:table-cell-properties fo:background-color="#ffffcc" fo:border="0.06pt solid #c0c0c0"/>
    </style:style>
    <style:style style:name="Note_20_15" style:display-name="Note 15" style:family="table-cell" style:parent-style-name="Default" style:data-style-name="N0">
      <style:table-cell-properties fo:background-color="#ffffcc" fo:border="0.06pt solid #c0c0c0"/>
    </style:style>
    <style:style style:name="Note_20_16" style:display-name="Note 16" style:family="table-cell" style:parent-style-name="Default" style:data-style-name="N0">
      <style:table-cell-properties fo:background-color="#ffffcc" fo:border="0.06pt solid #c0c0c0"/>
    </style:style>
    <style:style style:name="Note_20_17" style:display-name="Note 17" style:family="table-cell" style:parent-style-name="Default" style:data-style-name="N0">
      <style:table-cell-properties fo:background-color="#ffffcc" fo:border="0.06pt solid #c0c0c0"/>
    </style:style>
    <style:style style:name="Note_20_18" style:display-name="Note 18" style:family="table-cell" style:parent-style-name="Default" style:data-style-name="N0">
      <style:table-cell-properties fo:background-color="#ffffcc" fo:border="0.06pt solid #c0c0c0"/>
    </style:style>
    <style:style style:name="Note_20_19" style:display-name="Note 19" style:family="table-cell" style:parent-style-name="Default" style:data-style-name="N0">
      <style:table-cell-properties fo:background-color="#ffffcc" fo:border="0.06pt solid #c0c0c0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0" style:display-name="Note 20" style:family="table-cell" style:parent-style-name="Default" style:data-style-name="N0">
      <style:table-cell-properties fo:background-color="#ffffcc" fo:border="0.06pt solid #c0c0c0"/>
    </style:style>
    <style:style style:name="Note_20_21" style:display-name="Note 21" style:family="table-cell" style:parent-style-name="Default" style:data-style-name="N0">
      <style:table-cell-properties fo:background-color="#ffffcc" fo:border="0.06pt solid #c0c0c0"/>
    </style:style>
    <style:style style:name="Note_20_22" style:display-name="Note 22" style:family="table-cell" style:parent-style-name="Default" style:data-style-name="N0">
      <style:table-cell-properties fo:background-color="#ffffcc" fo:border="0.06pt solid #c0c0c0"/>
    </style:style>
    <style:style style:name="Note_20_23" style:display-name="Note 23" style:family="table-cell" style:parent-style-name="Default" style:data-style-name="N0">
      <style:table-cell-properties fo:background-color="#ffffcc" fo:border="0.06pt solid #c0c0c0"/>
    </style:style>
    <style:style style:name="Note_20_24" style:display-name="Note 24" style:family="table-cell" style:parent-style-name="Default" style:data-style-name="N0">
      <style:table-cell-properties fo:background-color="#ffffcc" fo:border="0.06pt solid #c0c0c0"/>
    </style:style>
    <style:style style:name="Note_20_25" style:display-name="Note 25" style:family="table-cell" style:parent-style-name="Default" style:data-style-name="N0">
      <style:table-cell-properties fo:background-color="#ffffcc" fo:border="0.06pt solid #c0c0c0"/>
    </style:style>
    <style:style style:name="Note_20_26" style:display-name="Note 26" style:family="table-cell" style:parent-style-name="Default" style:data-style-name="N0">
      <style:table-cell-properties fo:background-color="#ffffcc" fo:border="0.06pt solid #c0c0c0"/>
    </style:style>
    <style:style style:name="Note_20_27" style:display-name="Note 27" style:family="table-cell" style:parent-style-name="Default" style:data-style-name="N0">
      <style:table-cell-properties fo:background-color="#ffffcc" fo:border="0.06pt solid #c0c0c0"/>
    </style:style>
    <style:style style:name="Note_20_28" style:display-name="Note 28" style:family="table-cell" style:parent-style-name="Default" style:data-style-name="N0">
      <style:table-cell-properties fo:background-color="#ffffcc" fo:border="0.06pt solid #c0c0c0"/>
    </style:style>
    <style:style style:name="Note_20_29" style:display-name="Note 29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0" style:display-name="Note 30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Note_20_7" style:display-name="Note 7" style:family="table-cell" style:parent-style-name="Default" style:data-style-name="N0">
      <style:table-cell-properties fo:background-color="#ffffcc" fo:border="0.06pt solid #c0c0c0"/>
    </style:style>
    <style:style style:name="Note_20_8" style:display-name="Note 8" style:family="table-cell" style:parent-style-name="Default" style:data-style-name="N0">
      <style:table-cell-properties fo:background-color="#ffffcc" fo:border="0.06pt solid #c0c0c0"/>
    </style:style>
    <style:style style:name="Note_20_9" style:display-name="Note 9" style:family="table-cell" style:parent-style-name="Default" style:data-style-name="N0">
      <style:table-cell-properties fo:background-color="#ffffcc" fo:border="0.06pt solid #c0c0c0"/>
    </style:style>
    <style:style style:name="Satisfaisant" style:family="table-cell" style:parent-style-name="Default" style:data-style-name="N0">
      <style:table-cell-properties fo:background-color="#ccffcc"/>
      <style:text-properties fo:color="#008000" style:font-name="Calibri" fo:font-size="11pt" style:font-name-asian="Calibri" style:font-size-asian="11pt" style:font-name-complex="Calibri" style:font-size-complex="11pt"/>
    </style:style>
    <style:style style:name="Schlecht" style:family="table-cell" style:parent-style-name="Default" style:data-style-name="N0">
      <style:table-cell-properties fo:background-color="#ffc7ce"/>
      <style:text-properties fo:color="#9c0006" style:font-name="Calibri" fo:font-size="11pt" style:font-name-asian="Calibri" style:font-size-asian="11pt" style:font-name-complex="Calibri" style:font-size-complex="11pt"/>
    </style:style>
    <style:style style:name="Sortie" style:family="table-cell" style:parent-style-name="Default" style:data-style-name="N0">
      <style:table-cell-properties fo:background-color="#c0c0c0" fo:border="0.06pt solid #333333"/>
      <style:text-properties fo:color="#333333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exte_20_explicatif" style:display-name="Texte explicatif" style:family="table-cell" style:parent-style-name="Default" style:data-style-name="N0">
      <style:text-properties fo:color="#808080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exto_20_de_20_advertencia" style:display-name="Texto de advertencia" style:family="table-cell" style:parent-style-name="Default" style:data-style-name="N0">
      <style:text-properties fo:color="#ff0000" style:font-name="Calibri" fo:font-size="11pt" style:font-name-asian="Calibri" style:font-size-asian="11pt" style:font-name-complex="Calibri" style:font-size-complex="11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itle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re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itre_a0_1" style:display-name="Titre 1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itre_a0_4" style:display-name="Titre 4" style:family="table-cell" style:parent-style-name="Default" style:data-style-name="N0">
      <style:text-properties fo:color="#003366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ítulo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ítulo_20_1" style:display-name="Título 1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3399" fo:border-left="none" fo:border-right="none" fo:border-top="0.06pt solid #333399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Überschrift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Überschrift_20_4" style:display-name="Überschrift 4" style:family="table-cell" style:parent-style-name="Default" style:data-style-name="N0">
      <style:text-properties fo:color="#1f497d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Vérification" style:family="table-cell" style:parent-style-name="Default" style:data-style-name="N0">
      <style:table-cell-properties fo:background-color="#969696" fo:border="0.06pt solid #333333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14:31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400m0$Build-2</meta:generator>
    <meta:initial-creator>GIOTA</meta:initial-creator>
    <dc:creator>VirtualBoxImages.com </dc:creator>
    <meta:creation-date>2010-02-22T13:42:29Z</meta:creation-date>
    <dc:date>2014-04-23T14:32:55</dc:date>
    <meta:print-date>2012-05-17T13:28:30Z</meta:print-date>
    <meta:editing-duration>P0D</meta:editing-duration>
    <meta:editing-cycles>2</meta:editing-cycles>
    <meta:document-statistic meta:table-count="6" meta:cell-count="6744" meta:object-count="0"/>
    <meta:user-defined meta:name="_dlc_DocId">ADRAD22DJ676-4-2019</meta:user-defined>
    <meta:user-defined meta:name="_dlc_DocIdItemGuid">43b27e73-ffc9-4efd-8c67-a67b8527a66f</meta:user-defined>
    <meta:user-defined meta:name="_dlc_DocIdUrl">https://teamsites-extranet.dlr.de/ts/Bahntechnik/_layouts/DocIdRedir.aspx?ID=ADRAD22DJ676-4-2019, ADRAD22DJ676-4-2019</meta:user-defined>
  </office:meta>
</office:document-meta>
</file>